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1.8362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1.8799in"/>
    </style:style>
    <style:style style:name="co5" style:family="table-column">
      <style:table-column-properties fo:break-before="auto" style:column-width="1.528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6602in"/>
    </style:style>
    <style:style style:name="co8" style:family="table-column">
      <style:table-column-properties fo:break-before="auto" style:column-width="1.1772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1.4516in"/>
    </style:style>
    <style:style style:name="co11" style:family="table-column">
      <style:table-column-properties fo:break-before="auto" style:column-width="0.5161in"/>
    </style:style>
    <style:style style:name="co12" style:family="table-column">
      <style:table-column-properties fo:break-before="auto" style:column-width="1.8583in"/>
    </style:style>
    <style:style style:name="co13" style:family="table-column">
      <style:table-column-properties fo:break-before="auto" style:column-width="0.5382in"/>
    </style:style>
    <style:style style:name="co14" style:family="table-column">
      <style:table-column-properties fo:break-before="auto" style:column-width="1.40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TI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***</text:p>
          </table:table-cell>
          <table:table-cell office:value-type="string">
            <text:p>Species Table</text:p>
          </table:table-cell>
          <table:table-cell/>
          <table:table-cell office:value-type="string">
            <text:p>***</text:p>
          </table:table-cell>
          <table:table-cell office:value-type="string">
            <text:p>Craft stats</text:p>
          </table:table-cell>
          <table:table-cell/>
          <table:table-cell office:value-type="string">
            <text:p>***</text:p>
          </table:table-cell>
          <table:table-cell office:value-type="string">
            <text:p>Craft properties</text:p>
          </table:table-cell>
        </table:table-row>
        <table:table-row table:style-name="ro1">
          <table:table-cell office:value-type="float" office:value="907368">
            <text:p>907368</text:p>
          </table:table-cell>
          <table:table-cell office:value-type="string">
            <text:p>X-wing</text:p>
          </table:table-cell>
          <table:table-cell/>
          <table:table-cell office:value-type="float" office:value="959168">
            <text:p>959168</text:p>
          </table:table-cell>
          <table:table-cell office:value-type="string">
            <text:p>X-wing CMD name</text:p>
          </table:table-cell>
          <table:table-cell/>
          <table:table-cell office:value-type="float" office:value="975782">
            <text:p>975782</text:p>
          </table:table-cell>
          <table:table-cell office:value-type="string">
            <text:p>Enable X-wing</text:p>
          </table:table-cell>
        </table:table-row>
        <table:table-row table:style-name="ro1">
          <table:table-cell office:value-type="float" office:value="907369">
            <text:p>907369</text:p>
          </table:table-cell>
          <table:table-cell office:value-type="string">
            <text:p>Y-wing</text:p>
          </table:table-cell>
          <table:table-cell/>
          <table:table-cell office:value-type="float" office:value="959169">
            <text:p>959169</text:p>
          </table:table-cell>
          <table:table-cell office:value-type="string">
            <text:p>XXX</text:p>
          </table:table-cell>
          <table:table-cell/>
          <table:table-cell office:value-type="float" office:value="975783">
            <text:p>975783</text:p>
          </table:table-cell>
          <table:table-cell office:value-type="string">
            <text:p>[unk]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959170">
            <text:p>959170</text:p>
          </table:table-cell>
          <table:table-cell office:value-type="string">
            <text:p>XXX</text:p>
          </table:table-cell>
          <table:table-cell/>
          <table:table-cell office:value-type="float" office:value="975784">
            <text:p>975784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string">
            <text:p>***</text:p>
          </table:table-cell>
          <table:table-cell office:value-type="string">
            <text:p>Weapon stats</text:p>
          </table:table-cell>
          <table:table-cell/>
          <table:table-cell office:value-type="float" office:value="959171">
            <text:p>959171</text:p>
          </table:table-cell>
          <table:table-cell office:value-type="string">
            <text:p>XXX</text:p>
          </table:table-cell>
          <table:table-cell/>
          <table:table-cell office:value-type="float" office:value="975785">
            <text:p>975785</text:p>
          </table:table-cell>
          <table:table-cell office:value-type="string">
            <text:p>Ship type</text:p>
          </table:table-cell>
        </table:table-row>
        <table:table-row table:style-name="ro1">
          <table:table-cell office:value-type="float" office:value="927008">
            <text:p>927008</text:p>
          </table:table-cell>
          <table:table-cell office:value-type="string">
            <text:p>Half Red Laser – Power</text:p>
          </table:table-cell>
          <table:table-cell/>
          <table:table-cell office:value-type="float" office:value="959172">
            <text:p>959172</text:p>
          </table:table-cell>
          <table:table-cell office:value-type="string">
            <text:p>XXX</text:p>
          </table:table-cell>
          <table:table-cell/>
          <table:table-cell office:value-type="float" office:value="975786">
            <text:p>975786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float" office:value="927009">
            <text:p>927009</text:p>
          </table:table-cell>
          <table:table-cell office:value-type="string">
            <text:p>###</text:p>
          </table:table-cell>
          <table:table-cell/>
          <table:table-cell office:value-type="float" office:value="959173">
            <text:p>959173</text:p>
          </table:table-cell>
          <table:table-cell office:value-type="string">
            <text:p>XXX</text:p>
          </table:table-cell>
          <table:table-cell/>
          <table:table-cell office:value-type="float" office:value="975787">
            <text:p>975787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float" office:value="927010">
            <text:p>927010</text:p>
          </table:table-cell>
          <table:table-cell office:value-type="string">
            <text:p>Full Red Laser – Power</text:p>
          </table:table-cell>
          <table:table-cell/>
          <table:table-cell office:value-type="float" office:value="959174">
            <text:p>959174</text:p>
          </table:table-cell>
          <table:table-cell office:value-type="string">
            <text:p>XXX</text:p>
          </table:table-cell>
          <table:table-cell/>
          <table:table-cell office:value-type="float" office:value="975788">
            <text:p>975788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float" office:value="927012">
            <text:p>927012</text:p>
          </table:table-cell>
          <table:table-cell office:value-type="string">
            <text:p>Half Green Laser – P</text:p>
          </table:table-cell>
          <table:table-cell/>
          <table:table-cell office:value-type="float" office:value="959175">
            <text:p>959175</text:p>
          </table:table-cell>
          <table:table-cell office:value-type="string">
            <text:p>XXX</text:p>
          </table:table-cell>
          <table:table-cell/>
          <table:table-cell office:value-type="float" office:value="975789">
            <text:p>975789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float" office:value="927014">
            <text:p>927014</text:p>
          </table:table-cell>
          <table:table-cell office:value-type="string">
            <text:p>Full Green – P</text:p>
          </table:table-cell>
          <table:table-cell/>
          <table:table-cell office:value-type="float" office:value="959176">
            <text:p>959176</text:p>
          </table:table-cell>
          <table:table-cell table:number-columns-repeated="2"/>
          <table:table-cell office:value-type="float" office:value="975790">
            <text:p>975790</text:p>
          </table:table-cell>
          <table:table-cell/>
        </table:table-row>
        <table:table-row table:style-name="ro1">
          <table:table-cell office:value-type="float" office:value="927016">
            <text:p>927016</text:p>
          </table:table-cell>
          <table:table-cell office:value-type="string">
            <text:p>Half Ion – P</text:p>
          </table:table-cell>
          <table:table-cell/>
          <table:table-cell office:value-type="float" office:value="959177">
            <text:p>959177</text:p>
          </table:table-cell>
          <table:table-cell table:number-columns-repeated="2"/>
          <table:table-cell office:value-type="float" office:value="975791">
            <text:p>975791</text:p>
          </table:table-cell>
          <table:table-cell/>
        </table:table-row>
        <table:table-row table:style-name="ro1">
          <table:table-cell office:value-type="float" office:value="927018">
            <text:p>927018</text:p>
          </table:table-cell>
          <table:table-cell office:value-type="string">
            <text:p>Full Ion – P</text:p>
          </table:table-cell>
          <table:table-cell/>
          <table:table-cell office:value-type="float" office:value="959178">
            <text:p>959178</text:p>
          </table:table-cell>
          <table:table-cell table:number-columns-repeated="2"/>
          <table:table-cell office:value-type="float" office:value="975792">
            <text:p>975792</text:p>
          </table:table-cell>
          <table:table-cell/>
        </table:table-row>
        <table:table-row table:style-name="ro1">
          <table:table-cell office:value-type="float" office:value="927020">
            <text:p>927020</text:p>
          </table:table-cell>
          <table:table-cell office:value-type="string">
            <text:p>Torpedo – P</text:p>
          </table:table-cell>
          <table:table-cell/>
          <table:table-cell office:value-type="float" office:value="959179">
            <text:p>959179</text:p>
          </table:table-cell>
          <table:table-cell table:number-columns-repeated="2"/>
          <table:table-cell office:value-type="float" office:value="975793">
            <text:p>975793</text:p>
          </table:table-cell>
          <table:table-cell/>
        </table:table-row>
        <table:table-row table:style-name="ro1">
          <table:table-cell office:value-type="float" office:value="927022">
            <text:p>927022</text:p>
          </table:table-cell>
          <table:table-cell office:value-type="string">
            <text:p>Missile – P</text:p>
          </table:table-cell>
          <table:table-cell/>
          <table:table-cell office:value-type="float" office:value="959180">
            <text:p>959180</text:p>
          </table:table-cell>
          <table:table-cell table:number-columns-repeated="2"/>
          <table:table-cell office:value-type="float" office:value="975794">
            <text:p>975794</text:p>
          </table:table-cell>
          <table:table-cell/>
        </table:table-row>
        <table:table-row table:style-name="ro1">
          <table:table-cell office:value-type="float" office:value="927024">
            <text:p>927024</text:p>
          </table:table-cell>
          <table:table-cell office:value-type="string">
            <text:p>Red Turbolaser – P</text:p>
          </table:table-cell>
          <table:table-cell/>
          <table:table-cell office:value-type="float" office:value="959181">
            <text:p>959181</text:p>
          </table:table-cell>
          <table:table-cell table:number-columns-repeated="2"/>
          <table:table-cell office:value-type="float" office:value="975795">
            <text:p>975795</text:p>
          </table:table-cell>
          <table:table-cell/>
        </table:table-row>
        <table:table-row table:style-name="ro1">
          <table:table-cell office:value-type="float" office:value="927026">
            <text:p>927026</text:p>
          </table:table-cell>
          <table:table-cell office:value-type="string">
            <text:p>Green TL – P</text:p>
          </table:table-cell>
          <table:table-cell/>
          <table:table-cell office:value-type="float" office:value="959182">
            <text:p>959182</text:p>
          </table:table-cell>
          <table:table-cell office:value-type="string">
            <text:p>Shield Recharge</text:p>
          </table:table-cell>
          <table:table-cell/>
          <table:table-cell office:value-type="float" office:value="975796">
            <text:p>975796</text:p>
          </table:table-cell>
          <table:table-cell/>
        </table:table-row>
        <table:table-row table:style-name="ro1">
          <table:table-cell office:value-type="float" office:value="927028">
            <text:p>927028</text:p>
          </table:table-cell>
          <table:table-cell office:value-type="string">
            <text:p>Ion TL – P</text:p>
          </table:table-cell>
          <table:table-cell/>
          <table:table-cell office:value-type="float" office:value="959183">
            <text:p>959183</text:p>
          </table:table-cell>
          <table:table-cell office:value-type="string">
            <text:p>Shield Decharge?</text:p>
          </table:table-cell>
          <table:table-cell/>
          <table:table-cell office:value-type="float" office:value="975797">
            <text:p>975797</text:p>
          </table:table-cell>
          <table:table-cell/>
        </table:table-row>
        <table:table-row table:style-name="ro1">
          <table:table-cell office:value-type="float" office:value="927030">
            <text:p>927030</text:p>
          </table:table-cell>
          <table:table-cell office:value-type="string">
            <text:p>Adv Torpedo – P</text:p>
          </table:table-cell>
          <table:table-cell/>
          <table:table-cell office:value-type="float" office:value="959184">
            <text:p>959184</text:p>
          </table:table-cell>
          <table:table-cell office:value-type="string">
            <text:p>Hyperdrive</text:p>
          </table:table-cell>
          <table:table-cell/>
          <table:table-cell office:value-type="float" office:value="975798">
            <text:p>975798</text:p>
          </table:table-cell>
          <table:table-cell/>
        </table:table-row>
        <table:table-row table:style-name="ro1">
          <table:table-cell office:value-type="float" office:value="927032">
            <text:p>927032</text:p>
          </table:table-cell>
          <table:table-cell office:value-type="string">
            <text:p>Adv Missile – P</text:p>
          </table:table-cell>
          <table:table-cell/>
          <table:table-cell office:value-type="float" office:value="959185">
            <text:p>959185</text:p>
          </table:table-cell>
          <table:table-cell office:value-type="string">
            <text:p>Shields</text:p>
          </table:table-cell>
          <table:table-cell/>
          <table:table-cell office:value-type="float" office:value="975799">
            <text:p>975799</text:p>
          </table:table-cell>
          <table:table-cell/>
        </table:table-row>
        <table:table-row table:style-name="ro1">
          <table:table-cell office:value-type="float" office:value="927034">
            <text:p>927034</text:p>
          </table:table-cell>
          <table:table-cell office:value-type="string">
            <text:p>Space Bomb – P</text:p>
          </table:table-cell>
          <table:table-cell/>
          <table:table-cell office:value-type="float" office:value="959186">
            <text:p>959186</text:p>
          </table:table-cell>
          <table:table-cell office:value-type="string">
            <text:p>Shield strength</text:p>
          </table:table-cell>
          <table:table-cell/>
          <table:table-cell office:value-type="float" office:value="975800">
            <text:p>975800</text:p>
          </table:table-cell>
          <table:table-cell office:value-type="string">
            <text:p>Targeting type</text:p>
          </table:table-cell>
        </table:table-row>
        <table:table-row table:style-name="ro1">
          <table:table-cell office:value-type="float" office:value="927036">
            <text:p>927036</text:p>
          </table:table-cell>
          <table:table-cell office:value-type="string">
            <text:p>Heavy Rocket – P</text:p>
          </table:table-cell>
          <table:table-cell/>
          <table:table-cell office:value-type="float" office:value="959187">
            <text:p>959187</text:p>
          </table:table-cell>
          <table:table-cell office:value-type="string">
            <text:p>###</text:p>
          </table:table-cell>
          <table:table-cell/>
          <table:table-cell office:value-type="float" office:value="975801">
            <text:p>975801</text:p>
          </table:table-cell>
          <table:table-cell office:value-type="string">
            <text:p>Species number</text:p>
          </table:table-cell>
        </table:table-row>
        <table:table-row table:style-name="ro1">
          <table:table-cell office:value-type="float" office:value="927038">
            <text:p>927038</text:p>
          </table:table-cell>
          <table:table-cell office:value-type="string">
            <text:p>Mag Pulse – P</text:p>
          </table:table-cell>
          <table:table-cell/>
          <table:table-cell office:value-type="float" office:value="959188">
            <text:p>959188</text:p>
          </table:table-cell>
          <table:table-cell office:value-type="string">
            <text:p>Sensitivity to Enemy fire</text:p>
          </table:table-cell>
          <table:table-cell/>
          <table:table-cell office:value-type="float" office:value="975802">
            <text:p>975802</text:p>
          </table:table-cell>
          <table:table-cell office:value-type="string">
            <text:p>OPT file</text:p>
          </table:table-cell>
        </table:table-row>
        <table:table-row table:style-name="ro1">
          <table:table-cell office:value-type="float" office:value="927040">
            <text:p>927040</text:p>
          </table:table-cell>
          <table:table-cell office:value-type="string">
            <text:p>(Ion Pulse) – P</text:p>
          </table:table-cell>
          <table:table-cell/>
          <table:table-cell office:value-type="float" office:value="959189">
            <text:p>959189</text:p>
          </table:table-cell>
          <table:table-cell table:number-columns-repeated="2"/>
          <table:table-cell office:value-type="float" office:value="975803">
            <text:p>975803</text:p>
          </table:table-cell>
          <table:table-cell office:value-type="string">
            <text:p>OPT line</text:p>
          </table:table-cell>
        </table:table-row>
        <table:table-row table:style-name="ro1">
          <table:table-cell office:value-type="float" office:value="927042">
            <text:p>927042</text:p>
          </table:table-cell>
          <table:table-cell office:value-type="string">
            <text:p>(Unknown) – P</text:p>
          </table:table-cell>
          <table:table-cell/>
          <table:table-cell office:value-type="float" office:value="959190">
            <text:p>959190</text:p>
          </table:table-cell>
          <table:table-cell office:value-type="string">
            <text:p>Hull strength</text:p>
          </table:table-cell>
          <table:table-cell/>
          <table:table-cell office:value-type="float" office:value="975804">
            <text:p>975804</text:p>
          </table:table-cell>
          <table:table-cell office:value-type="string">
            <text:p>Enable Y-wing</text:p>
          </table:table-cell>
        </table:table-row>
        <table:table-row table:style-name="ro1">
          <table:table-cell office:value-type="float" office:value="927044">
            <text:p>927044</text:p>
          </table:table-cell>
          <table:table-cell office:value-type="string">
            <text:p>Empty – P</text:p>
          </table:table-cell>
          <table:table-cell/>
          <table:table-cell office:value-type="float" office:value="959191">
            <text:p>959191</text:p>
          </table:table-cell>
          <table:table-cell office:value-type="string">
            <text:p>###</text:p>
          </table:table-cell>
          <table:table-cell/>
          <table:table-cell table:number-columns-repeated="2" office:value-type="string">
            <text:p>...</text:p>
          </table:table-cell>
        </table:table-row>
        <table:table-row table:style-name="ro1">
          <table:table-cell office:value-type="float" office:value="927046">
            <text:p>927046</text:p>
          </table:table-cell>
          <table:table-cell office:value-type="string">
            <text:p>Empty – P</text:p>
          </table:table-cell>
          <table:table-cell/>
          <table:table-cell office:value-type="float" office:value="959192">
            <text:p>959192</text:p>
          </table:table-cell>
          <table:table-cell office:value-type="string">
            <text:p>Explosion/Collision damage</text:p>
          </table:table-cell>
          <table:table-cell/>
          <table:table-cell office:value-type="float" office:value="978091">
            <text:p>978091</text:p>
          </table:table-cell>
          <table:table-cell office:value-type="string">
            <text:p>OPT line – Ast6</text:p>
          </table:table-cell>
        </table:table-row>
        <table:table-row table:style-name="ro1">
          <table:table-cell office:value-type="float" office:value="927048">
            <text:p>927048</text:p>
          </table:table-cell>
          <table:table-cell office:value-type="string">
            <text:p>Empty – P</text:p>
          </table:table-cell>
          <table:table-cell/>
          <table:table-cell office:value-type="float" office:value="959193">
            <text:p>959193</text:p>
          </table:table-cell>
          <table:table-cell office:value-type="string">
            <text:p>###</text:p>
          </table:table-cell>
          <table:table-cell/>
          <table:table-cell office:value-type="float" office:value="987092">
            <text:p>987092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float" office:value="927050">
            <text:p>927050</text:p>
          </table:table-cell>
          <table:table-cell office:value-type="string">
            <text:p>Empty – P</text:p>
          </table:table-cell>
          <table:table-cell/>
          <table:table-cell office:value-type="float" office:value="959194">
            <text:p>959194</text:p>
          </table:table-cell>
          <table:table-cell office:value-type="string">
            <text:p>Top speed</text:p>
          </table:table-cell>
          <table:table-cell/>
          <table:table-cell table:number-columns-repeated="2" office:value-type="string">
            <text:p>...</text:p>
          </table:table-cell>
        </table:table-row>
        <table:table-row table:style-name="ro1">
          <table:table-cell office:value-type="float" office:value="927052">
            <text:p>927052</text:p>
          </table:table-cell>
          <table:table-cell office:value-type="string">
            <text:p>Empty – P</text:p>
          </table:table-cell>
          <table:table-cell/>
          <table:table-cell office:value-type="float" office:value="959195">
            <text:p>959195</text:p>
          </table:table-cell>
          <table:table-cell office:value-type="string">
            <text:p>###</text:p>
          </table:table-cell>
          <table:table-cell/>
          <table:table-cell office:value-type="string">
            <text:p>***</text:p>
          </table:table-cell>
          <table:table-cell office:value-type="string">
            <text:p>Weapon properties</text:p>
          </table:table-cell>
        </table:table-row>
        <table:table-row table:style-name="ro1">
          <table:table-cell office:value-type="float" office:value="927054">
            <text:p>927054</text:p>
          </table:table-cell>
          <table:table-cell office:value-type="string">
            <text:p>Empty – P</text:p>
          </table:table-cell>
          <table:table-cell/>
          <table:table-cell office:value-type="float" office:value="959196">
            <text:p>959196</text:p>
          </table:table-cell>
          <table:table-cell office:value-type="string">
            <text:p>Acceleration</text:p>
          </table:table-cell>
          <table:table-cell/>
          <table:table-cell office:value-type="float" office:value="978774">
            <text:p>978774</text:p>
          </table:table-cell>
          <table:table-cell office:value-type="string">
            <text:p>Enable weapon – HRL</text:p>
          </table:table-cell>
        </table:table-row>
        <table:table-row table:style-name="ro1">
          <table:table-cell office:value-type="float" office:value="927056">
            <text:p>927056</text:p>
          </table:table-cell>
          <table:table-cell office:value-type="string">
            <text:p>Half Red Laser – Speed</text:p>
          </table:table-cell>
          <table:table-cell/>
          <table:table-cell office:value-type="float" office:value="959197">
            <text:p>959197</text:p>
          </table:table-cell>
          <table:table-cell table:number-columns-repeated="2"/>
          <table:table-cell office:value-type="float" office:value="978775">
            <text:p>978775</text:p>
          </table:table-cell>
          <table:table-cell office:value-type="string">
            <text:p>Enable 2 – HRL</text:p>
          </table:table-cell>
        </table:table-row>
        <table:table-row table:style-name="ro1">
          <table:table-cell office:value-type="float" office:value="927057">
            <text:p>927057</text:p>
          </table:table-cell>
          <table:table-cell office:value-type="string">
            <text:p>###</text:p>
          </table:table-cell>
          <table:table-cell/>
          <table:table-cell office:value-type="float" office:value="959198">
            <text:p>959198</text:p>
          </table:table-cell>
          <table:table-cell table:number-columns-repeated="2"/>
          <table:table-cell office:value-type="float" office:value="978776">
            <text:p>978776</text:p>
          </table:table-cell>
          <table:table-cell office:value-type="string">
            <text:p>[unk]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959199">
            <text:p>959199</text:p>
          </table:table-cell>
          <table:table-cell office:value-type="string">
            <text:p>[unk]</text:p>
          </table:table-cell>
          <table:table-cell/>
          <table:table-cell office:value-type="float" office:value="978777">
            <text:p>978777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float" office:value="927104">
            <text:p>927104</text:p>
          </table:table-cell>
          <table:table-cell office:value-type="string">
            <text:p>Half Red Laser – Duration</text:p>
          </table:table-cell>
          <table:table-cell/>
          <table:table-cell office:value-type="float" office:value="959200">
            <text:p>959200</text:p>
          </table:table-cell>
          <table:table-cell office:value-type="string">
            <text:p>[unk]</text:p>
          </table:table-cell>
          <table:table-cell/>
          <table:table-cell office:value-type="float" office:value="978778">
            <text:p>978778</text:p>
          </table:table-cell>
          <table:table-cell/>
        </table:table-row>
        <table:table-row table:style-name="ro1">
          <table:table-cell office:value-type="float" office:value="927105">
            <text:p>927105</text:p>
          </table:table-cell>
          <table:table-cell office:value-type="string">
            <text:p>###</text:p>
          </table:table-cell>
          <table:table-cell/>
          <table:table-cell office:value-type="float" office:value="959201">
            <text:p>959201</text:p>
          </table:table-cell>
          <table:table-cell office:value-type="string">
            <text:p>[unk]</text:p>
          </table:table-cell>
          <table:table-cell/>
          <table:table-cell office:value-type="float" office:value="978779">
            <text:p>978779</text:p>
          </table:table-cell>
          <table:table-cell office:value-type="string">
            <text:p>[unk]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959202">
            <text:p>959202</text:p>
          </table:table-cell>
          <table:table-cell table:number-columns-repeated="2"/>
          <table:table-cell office:value-type="float" office:value="978780">
            <text:p>978780</text:p>
          </table:table-cell>
          <table:table-cell/>
        </table:table-row>
        <table:table-row table:style-name="ro1">
          <table:table-cell office:value-type="float" office:value="927152">
            <text:p>927152</text:p>
          </table:table-cell>
          <table:table-cell office:value-type="string">
            <text:p>Half Red Laser – Type</text:p>
          </table:table-cell>
          <table:table-cell/>
          <table:table-cell office:value-type="float" office:value="959203">
            <text:p>959203</text:p>
          </table:table-cell>
          <table:table-cell office:value-type="string">
            <text:p>[unk]</text:p>
          </table:table-cell>
          <table:table-cell/>
          <table:table-cell office:value-type="float" office:value="978781">
            <text:p>978781</text:p>
          </table:table-cell>
          <table:table-cell office:value-type="string">
            <text:p>Score?</text:p>
          </table:table-cell>
        </table:table-row>
        <table:table-row table:style-name="ro1">
          <table:table-cell office:value-type="float" office:value="927153">
            <text:p>927153</text:p>
          </table:table-cell>
          <table:table-cell office:value-type="string">
            <text:p>###</text:p>
          </table:table-cell>
          <table:table-cell/>
          <table:table-cell office:value-type="float" office:value="959204">
            <text:p>959204</text:p>
          </table:table-cell>
          <table:table-cell table:number-columns-repeated="2"/>
          <table:table-cell office:value-type="float" office:value="978782">
            <text:p>978782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959205">
            <text:p>959205</text:p>
          </table:table-cell>
          <table:table-cell office:value-type="string">
            <text:p>Roll maneuverability</text:p>
          </table:table-cell>
          <table:table-cell/>
          <table:table-cell office:value-type="float" office:value="978783">
            <text:p>978783</text:p>
          </table:table-cell>
          <table:table-cell/>
        </table:table-row>
        <table:table-row table:style-name="ro1">
          <table:table-cell office:value-type="float" office:value="927200">
            <text:p>927200</text:p>
          </table:table-cell>
          <table:table-cell office:value-type="string">
            <text:p>Half Red Laser – Behaviour</text:p>
          </table:table-cell>
          <table:table-cell/>
          <table:table-cell office:value-type="float" office:value="959206">
            <text:p>959206</text:p>
          </table:table-cell>
          <table:table-cell table:number-columns-repeated="2"/>
          <table:table-cell office:value-type="float" office:value="978784">
            <text:p>978784</text:p>
          </table:table-cell>
          <table:table-cell/>
        </table:table-row>
        <table:table-row table:style-name="ro1">
          <table:table-cell office:value-type="float" office:value="927201">
            <text:p>927201</text:p>
          </table:table-cell>
          <table:table-cell office:value-type="string">
            <text:p>Full Red Laser – B</text:p>
          </table:table-cell>
          <table:table-cell/>
          <table:table-cell office:value-type="float" office:value="959207">
            <text:p>959207</text:p>
          </table:table-cell>
          <table:table-cell office:value-type="string">
            <text:p>Pitch maneuverability</text:p>
          </table:table-cell>
          <table:table-cell/>
          <table:table-cell office:value-type="float" office:value="978785">
            <text:p>978785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959208">
            <text:p>959208</text:p>
          </table:table-cell>
          <table:table-cell office:value-type="string">
            <text:p>Destruction rotation rate</text:p>
          </table:table-cell>
          <table:table-cell/>
          <table:table-cell office:value-type="float" office:value="978786">
            <text:p>978786</text:p>
          </table:table-cell>
          <table:table-cell/>
        </table:table-row>
        <table:table-row table:style-name="ro1">
          <table:table-cell office:value-type="float" office:value="927224">
            <text:p>927224</text:p>
          </table:table-cell>
          <table:table-cell office:value-type="string">
            <text:p>[unk]</text:p>
          </table:table-cell>
          <table:table-cell/>
          <table:table-cell office:value-type="float" office:value="959209">
            <text:p>959209</text:p>
          </table:table-cell>
          <table:table-cell office:value-type="string">
            <text:p>###</text:p>
          </table:table-cell>
          <table:table-cell/>
          <table:table-cell office:value-type="float" office:value="978787">
            <text:p>978787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959210">
            <text:p>959210</text:p>
          </table:table-cell>
          <table:table-cell office:value-type="string">
            <text:p>[unk]</text:p>
          </table:table-cell>
          <table:table-cell/>
          <table:table-cell office:value-type="float" office:value="978788">
            <text:p>9787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9211">
            <text:p>959211</text:p>
          </table:table-cell>
          <table:table-cell office:value-type="string">
            <text:p>###</text:p>
          </table:table-cell>
          <table:table-cell/>
          <table:table-cell office:value-type="float" office:value="978789">
            <text:p>9787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9212">
            <text:p>959212</text:p>
          </table:table-cell>
          <table:table-cell office:value-type="string">
            <text:p>Cockpit file</text:p>
          </table:table-cell>
          <table:table-cell/>
          <table:table-cell office:value-type="float" office:value="978790">
            <text:p>978790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9213">
            <text:p>959213</text:p>
          </table:table-cell>
          <table:table-cell office:value-type="string">
            <text:p>XXX</text:p>
          </table:table-cell>
          <table:table-cell/>
          <table:table-cell office:value-type="float" office:value="978791">
            <text:p>9787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9214">
            <text:p>959214</text:p>
          </table:table-cell>
          <table:table-cell office:value-type="string">
            <text:p>XXX</text:p>
          </table:table-cell>
          <table:table-cell/>
          <table:table-cell office:value-type="float" office:value="978792">
            <text:p>978792</text:p>
          </table:table-cell>
          <table:table-cell office:value-type="string">
            <text:p>Targeting type</text:p>
          </table:table-cell>
        </table:table-row>
        <table:table-row table:style-name="ro1">
          <table:table-cell table:number-columns-repeated="3"/>
          <table:table-cell office:value-type="float" office:value="959215">
            <text:p>959215</text:p>
          </table:table-cell>
          <table:table-cell office:value-type="string">
            <text:p>XXX</text:p>
          </table:table-cell>
          <table:table-cell/>
          <table:table-cell office:value-type="float" office:value="978793">
            <text:p>9787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9216">
            <text:p>959216</text:p>
          </table:table-cell>
          <table:table-cell office:value-type="string">
            <text:p>XXX</text:p>
          </table:table-cell>
          <table:table-cell/>
          <table:table-cell office:value-type="float" office:value="978794">
            <text:p>978794</text:p>
          </table:table-cell>
          <table:table-cell office:value-type="string">
            <text:p>OPT file</text:p>
          </table:table-cell>
        </table:table-row>
        <table:table-row table:style-name="ro1">
          <table:table-cell table:number-columns-repeated="3"/>
          <table:table-cell office:value-type="float" office:value="959217">
            <text:p>959217</text:p>
          </table:table-cell>
          <table:table-cell office:value-type="string">
            <text:p>XXX</text:p>
          </table:table-cell>
          <table:table-cell/>
          <table:table-cell office:value-type="float" office:value="978795">
            <text:p>978795</text:p>
          </table:table-cell>
          <table:table-cell office:value-type="string">
            <text:p>OPT line</text:p>
          </table:table-cell>
        </table:table-row>
        <table:table-row table:style-name="ro1">
          <table:table-cell table:number-columns-repeated="3"/>
          <table:table-cell office:value-type="float" office:value="959218">
            <text:p>959218</text:p>
          </table:table-cell>
          <table:table-cell office:value-type="string">
            <text:p>XXX</text:p>
          </table:table-cell>
          <table:table-cell/>
          <table:table-cell office:value-type="float" office:value="978796">
            <text:p>978796</text:p>
          </table:table-cell>
          <table:table-cell office:value-type="string">
            <text:p>Enable weapon – FRL</text:p>
          </table:table-cell>
        </table:table-row>
        <table:table-row table:style-name="ro1">
          <table:table-cell table:number-columns-repeated="3"/>
          <table:table-cell office:value-type="float" office:value="959219">
            <text:p>959219</text:p>
          </table:table-cell>
          <table:table-cell office:value-type="string">
            <text:p>XXX</text:p>
          </table:table-cell>
          <table:table-cell/>
          <table:table-cell table:number-columns-repeated="2" office:value-type="string">
            <text:p>...</text:p>
          </table:table-cell>
        </table:table-row>
        <table:table-row table:style-name="ro1">
          <table:table-cell table:number-columns-repeated="3"/>
          <table:table-cell office:value-type="float" office:value="959220">
            <text:p>959220</text:p>
          </table:table-cell>
          <table:table-cell table:number-columns-repeated="2"/>
          <table:table-cell office:value-type="float" office:value="979302">
            <text:p>979302</text:p>
          </table:table-cell>
          <table:table-cell office:value-type="string">
            <text:p>[unk]</text:p>
          </table:table-cell>
        </table:table-row>
        <table:table-row table:style-name="ro1">
          <table:table-cell table:number-columns-repeated="3"/>
          <table:table-cell office:value-type="float" office:value="959221">
            <text:p>959221</text:p>
          </table:table-cell>
          <table:table-cell office:value-type="string">
            <text:p>Laser 1 type</text:p>
          </table:table-cell>
          <table:table-cell/>
          <table:table-cell table:number-columns-repeated="2" office:value-type="string">
            <text:p>...</text:p>
          </table:table-cell>
        </table:table-row>
        <table:table-row table:style-name="ro1">
          <table:table-cell table:number-columns-repeated="3"/>
          <table:table-cell office:value-type="float" office:value="959222">
            <text:p>959222</text:p>
          </table:table-cell>
          <table:table-cell office:value-type="string">
            <text:p>Laser 2 ty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23">
            <text:p>959223</text:p>
          </table:table-cell>
          <table:table-cell office:value-type="string">
            <text:p>L1 start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24">
            <text:p>959224</text:p>
          </table:table-cell>
          <table:table-cell office:value-type="string">
            <text:p>L2 start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25">
            <text:p>959225</text:p>
          </table:table-cell>
          <table:table-cell office:value-type="string">
            <text:p>L1 end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26">
            <text:p>959226</text:p>
          </table:table-cell>
          <table:table-cell office:value-type="string">
            <text:p>L2 end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27">
            <text:p>959227</text:p>
          </table:table-cell>
          <table:table-cell office:value-type="string">
            <text:p>L1 link c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28">
            <text:p>959228</text:p>
          </table:table-cell>
          <table:table-cell office:value-type="string">
            <text:p>L2 link c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29">
            <text:p>9592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230">
            <text:p>9592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231">
            <text:p>959231</text:p>
          </table:table-cell>
          <table:table-cell office:value-type="string">
            <text:p>Missile 1 ty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32">
            <text:p>959232</text:p>
          </table:table-cell>
          <table:table-cell office:value-type="string">
            <text:p>Missile 2 ty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33">
            <text:p>959233</text:p>
          </table:table-cell>
          <table:table-cell office:value-type="string">
            <text:p>M1 start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34">
            <text:p>959234</text:p>
          </table:table-cell>
          <table:table-cell office:value-type="string">
            <text:p>M2 start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35">
            <text:p>959235</text:p>
          </table:table-cell>
          <table:table-cell office:value-type="string">
            <text:p>M1 end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36">
            <text:p>959236</text:p>
          </table:table-cell>
          <table:table-cell office:value-type="string">
            <text:p>M2 end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37">
            <text:p>959237</text:p>
          </table:table-cell>
          <table:table-cell office:value-type="string">
            <text:p>M1 link c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38">
            <text:p>959238</text:p>
          </table:table-cell>
          <table:table-cell office:value-type="string">
            <text:p>M2 link c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39">
            <text:p>959239</text:p>
          </table:table-cell>
          <table:table-cell office:value-type="string">
            <text:p>M1 capac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40">
            <text:p>959240</text:p>
          </table:table-cell>
          <table:table-cell office:value-type="string">
            <text:p>M2 capac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41">
            <text:p>959241</text:p>
          </table:table-cell>
          <table:table-cell office:value-type="string">
            <text:p>Rack 0 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42">
            <text:p>959242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43">
            <text:p>959243</text:p>
          </table:table-cell>
          <table:table-cell office:value-type="string">
            <text:p>Rack 0 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44">
            <text:p>959244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45">
            <text:p>959245</text:p>
          </table:table-cell>
          <table:table-cell office:value-type="string">
            <text:p>Rack 0 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46">
            <text:p>959246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47">
            <text:p>959247</text:p>
          </table:table-cell>
          <table:table-cell office:value-type="string">
            <text:p>Rack 0 capac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248">
            <text:p>9592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249">
            <text:p>959249</text:p>
          </table:table-cell>
          <table:table-cell office:value-type="string">
            <text:p>Rack 1 X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>
            <text:p>.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03">
            <text:p>959303</text:p>
          </table:table-cell>
          <table:table-cell office:value-type="string">
            <text:p>Rack 7 capac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04">
            <text:p>9593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05">
            <text:p>9593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>
            <text:p>.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69">
            <text:p>959369</text:p>
          </table:table-cell>
          <table:table-cell office:value-type="string">
            <text:p>(Countermeasures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70">
            <text:p>9593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71">
            <text:p>959371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72">
            <text:p>9593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73">
            <text:p>959373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74">
            <text:p>9593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75">
            <text:p>959375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76">
            <text:p>9593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77">
            <text:p>959377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78">
            <text:p>9593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79">
            <text:p>959379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80">
            <text:p>959380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81">
            <text:p>959381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82">
            <text:p>959382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83">
            <text:p>9593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84">
            <text:p>9593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85">
            <text:p>9593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86">
            <text:p>959386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87">
            <text:p>9593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88">
            <text:p>9593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89">
            <text:p>9593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90">
            <text:p>9593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91">
            <text:p>9593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92">
            <text:p>959392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93">
            <text:p>9593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94">
            <text:p>9593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95">
            <text:p>9593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96">
            <text:p>9593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397">
            <text:p>959397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98">
            <text:p>959398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399">
            <text:p>959399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400">
            <text:p>9594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9401">
            <text:p>959401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402">
            <text:p>959402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9403">
            <text:p>959403</text:p>
          </table:table-cell>
          <table:table-cell office:value-type="string">
            <text:p>Y-wing CMD name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>
            <text:p>.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75148">
            <text:p>975148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>
            <text:p>...</text:p>
          </table:table-cell>
          <table:table-cell table:number-columns-repeated="3"/>
        </table:table-row>
      </table:table>
      <table:table table:name="XvT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***</text:p>
          </table:table-cell>
          <table:table-cell office:value-type="string">
            <text:p>Species table</text:p>
          </table:table-cell>
          <table:table-cell office:value-type="string">
            <text:p>***</text:p>
          </table:table-cell>
          <table:table-cell office:value-type="string">
            <text:p>Craft stats</text:p>
          </table:table-cell>
          <table:table-cell office:value-type="string">
            <text:p>***</text:p>
          </table:table-cell>
          <table:table-cell office:value-type="string">
            <text:p>Craft Properties</text:p>
          </table:table-cell>
        </table:table-row>
        <table:table-row table:style-name="ro1">
          <table:table-cell office:value-type="float" office:value="1192327">
            <text:p>1192327</text:p>
          </table:table-cell>
          <table:table-cell office:value-type="string">
            <text:p>X-wing</text:p>
          </table:table-cell>
          <table:table-cell office:value-type="float" office:value="1219696">
            <text:p>1219696</text:p>
          </table:table-cell>
          <table:table-cell office:value-type="string">
            <text:p>X-wing CMD name</text:p>
          </table:table-cell>
          <table:table-cell office:value-type="float" office:value="1201278">
            <text:p>1201278</text:p>
          </table:table-cell>
          <table:table-cell office:value-type="string">
            <text:p>X-wing Enable</text:p>
          </table:table-cell>
        </table:table-row>
        <table:table-row table:style-name="ro1">
          <table:table-cell office:value-type="float" office:value="1192328">
            <text:p>1192328</text:p>
          </table:table-cell>
          <table:table-cell office:value-type="string">
            <text:p>Y-wing</text:p>
          </table:table-cell>
          <table:table-cell table:formula="oooc:=[.C2]+1" office:value-type="float" office:value="1219697">
            <text:p>1219697</text:p>
          </table:table-cell>
          <table:table-cell office:value-type="string">
            <text:p>XXX</text:p>
          </table:table-cell>
          <table:table-cell table:formula="oooc:=[.E2]+1" office:value-type="float" office:value="1201279">
            <text:p>1201279</text:p>
          </table:table-cell>
          <table:table-cell office:value-type="string">
            <text:p>[unk]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 table:formula="oooc:=[.C3]+1" office:value-type="float" office:value="1219698">
            <text:p>1219698</text:p>
          </table:table-cell>
          <table:table-cell office:value-type="string">
            <text:p>XXX</text:p>
          </table:table-cell>
          <table:table-cell table:formula="oooc:=[.E3]+1" office:value-type="float" office:value="1201280">
            <text:p>1201280</text:p>
          </table:table-cell>
          <table:table-cell/>
        </table:table-row>
        <table:table-row table:style-name="ro1">
          <table:table-cell office:value-type="string">
            <text:p>***</text:p>
          </table:table-cell>
          <table:table-cell office:value-type="string">
            <text:p>Weapon stats</text:p>
          </table:table-cell>
          <table:table-cell table:formula="oooc:=[.C4]+1" office:value-type="float" office:value="1219699">
            <text:p>1219699</text:p>
          </table:table-cell>
          <table:table-cell office:value-type="string">
            <text:p>XXX</text:p>
          </table:table-cell>
          <table:table-cell table:formula="oooc:=[.E4]+1" office:value-type="float" office:value="1201281">
            <text:p>1201281</text:p>
          </table:table-cell>
          <table:table-cell office:value-type="string">
            <text:p>Craft type</text:p>
          </table:table-cell>
        </table:table-row>
        <table:table-row table:style-name="ro1">
          <table:table-cell office:value-type="float" office:value="1197968">
            <text:p>1197968</text:p>
          </table:table-cell>
          <table:table-cell office:value-type="string">
            <text:p>HRL – P</text:p>
          </table:table-cell>
          <table:table-cell table:formula="oooc:=[.C5]+1" office:value-type="float" office:value="1219700">
            <text:p>1219700</text:p>
          </table:table-cell>
          <table:table-cell office:value-type="string">
            <text:p>XXX</text:p>
          </table:table-cell>
          <table:table-cell table:formula="oooc:=[.E5]+1" office:value-type="float" office:value="1201282">
            <text:p>1201282</text:p>
          </table:table-cell>
          <table:table-cell/>
        </table:table-row>
        <table:table-row table:style-name="ro1">
          <table:table-cell table:formula="oooc:=[.A6]+1" office:value-type="float" office:value="1197969">
            <text:p>1197969</text:p>
          </table:table-cell>
          <table:table-cell office:value-type="string">
            <text:p>###</text:p>
          </table:table-cell>
          <table:table-cell table:formula="oooc:=[.C6]+1" office:value-type="float" office:value="1219701">
            <text:p>1219701</text:p>
          </table:table-cell>
          <table:table-cell office:value-type="string">
            <text:p>XXX</text:p>
          </table:table-cell>
          <table:table-cell table:formula="oooc:=[.E6]+1" office:value-type="float" office:value="1201283">
            <text:p>1201283</text:p>
          </table:table-cell>
          <table:table-cell/>
        </table:table-row>
        <table:table-row table:style-name="ro1">
          <table:table-cell table:formula="oooc:=[.A7]+1" office:value-type="float" office:value="1197970">
            <text:p>1197970</text:p>
          </table:table-cell>
          <table:table-cell office:value-type="string">
            <text:p>FRL – P</text:p>
          </table:table-cell>
          <table:table-cell table:formula="oooc:=[.C7]+1" office:value-type="float" office:value="1219702">
            <text:p>1219702</text:p>
          </table:table-cell>
          <table:table-cell office:value-type="string">
            <text:p>XXX</text:p>
          </table:table-cell>
          <table:table-cell table:formula="oooc:=[.E7]+1" office:value-type="float" office:value="1201284">
            <text:p>1201284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 table:formula="oooc:=[.C8]+1" office:value-type="float" office:value="1219703">
            <text:p>1219703</text:p>
          </table:table-cell>
          <table:table-cell office:value-type="string">
            <text:p>XXX</text:p>
          </table:table-cell>
          <table:table-cell table:formula="oooc:=[.E8]+1" office:value-type="float" office:value="1201285">
            <text:p>1201285</text:p>
          </table:table-cell>
          <table:table-cell/>
        </table:table-row>
        <table:table-row table:style-name="ro1">
          <table:table-cell table:formula="oooc:=[.A8]+30" office:value-type="float" office:value="1198000">
            <text:p>1198000</text:p>
          </table:table-cell>
          <table:table-cell office:value-type="string">
            <text:p>Ion Pulse – P</text:p>
          </table:table-cell>
          <table:table-cell table:formula="oooc:=[.C9]+1" office:value-type="float" office:value="1219704">
            <text:p>1219704</text:p>
          </table:table-cell>
          <table:table-cell/>
          <table:table-cell table:formula="oooc:=[.E9]+1" office:value-type="float" office:value="1201286">
            <text:p>1201286</text:p>
          </table:table-cell>
          <table:table-cell/>
        </table:table-row>
        <table:table-row table:style-name="ro1">
          <table:table-cell table:formula="oooc:=[.A10]+2" office:value-type="float" office:value="1198002">
            <text:p>1198002</text:p>
          </table:table-cell>
          <table:table-cell office:value-type="string">
            <text:p>RL2 – P</text:p>
          </table:table-cell>
          <table:table-cell table:formula="oooc:=[.C10]+1" office:value-type="float" office:value="1219705">
            <text:p>1219705</text:p>
          </table:table-cell>
          <table:table-cell/>
          <table:table-cell table:formula="oooc:=[.E10]+1" office:value-type="float" office:value="1201287">
            <text:p>1201287</text:p>
          </table:table-cell>
          <table:table-cell/>
        </table:table-row>
        <table:table-row table:style-name="ro1">
          <table:table-cell table:formula="oooc:=[.A11]+2" office:value-type="float" office:value="1198004">
            <text:p>1198004</text:p>
          </table:table-cell>
          <table:table-cell office:value-type="string">
            <text:p>Flare – P</text:p>
          </table:table-cell>
          <table:table-cell table:formula="oooc:=[.C11]+1" office:value-type="float" office:value="1219706">
            <text:p>1219706</text:p>
          </table:table-cell>
          <table:table-cell/>
          <table:table-cell table:formula="oooc:=[.E11]+1" office:value-type="float" office:value="1201288">
            <text:p>1201288</text:p>
          </table:table-cell>
          <table:table-cell/>
        </table:table-row>
        <table:table-row table:style-name="ro1">
          <table:table-cell table:formula="oooc:=[.A12]+2" office:value-type="float" office:value="1198006">
            <text:p>1198006</text:p>
          </table:table-cell>
          <table:table-cell office:value-type="string">
            <text:p>Chaff – P</text:p>
          </table:table-cell>
          <table:table-cell table:formula="oooc:=[.C12]+1" office:value-type="float" office:value="1219707">
            <text:p>1219707</text:p>
          </table:table-cell>
          <table:table-cell/>
          <table:table-cell table:formula="oooc:=[.E12]+1" office:value-type="float" office:value="1201289">
            <text:p>1201289</text:p>
          </table:table-cell>
          <table:table-cell/>
        </table:table-row>
        <table:table-row table:style-name="ro1">
          <table:table-cell table:formula="oooc:=[.A13]+2" office:value-type="float" office:value="1198008">
            <text:p>1198008</text:p>
          </table:table-cell>
          <table:table-cell office:value-type="string">
            <text:p>Empty – P</text:p>
          </table:table-cell>
          <table:table-cell table:formula="oooc:=[.C13]+1" office:value-type="float" office:value="1219708">
            <text:p>1219708</text:p>
          </table:table-cell>
          <table:table-cell/>
          <table:table-cell table:formula="oooc:=[.E13]+1" office:value-type="float" office:value="1201290">
            <text:p>1201290</text:p>
          </table:table-cell>
          <table:table-cell/>
        </table:table-row>
        <table:table-row table:style-name="ro1">
          <table:table-cell table:formula="oooc:=[.A14]+2" office:value-type="float" office:value="1198010">
            <text:p>1198010</text:p>
          </table:table-cell>
          <table:table-cell office:value-type="string">
            <text:p>Empty – P</text:p>
          </table:table-cell>
          <table:table-cell table:formula="oooc:=[.C14]+1" office:value-type="float" office:value="1219709">
            <text:p>1219709</text:p>
          </table:table-cell>
          <table:table-cell/>
          <table:table-cell table:formula="oooc:=[.E14]+1" office:value-type="float" office:value="1201291">
            <text:p>1201291</text:p>
          </table:table-cell>
          <table:table-cell/>
        </table:table-row>
        <table:table-row table:style-name="ro1">
          <table:table-cell table:formula="oooc:=[.A15]+2" office:value-type="float" office:value="1198012">
            <text:p>1198012</text:p>
          </table:table-cell>
          <table:table-cell office:value-type="string">
            <text:p>Empty – P</text:p>
          </table:table-cell>
          <table:table-cell table:formula="oooc:=[.C15]+1" office:value-type="float" office:value="1219710">
            <text:p>1219710</text:p>
          </table:table-cell>
          <table:table-cell office:value-type="string">
            <text:p>Shield Recharge</text:p>
          </table:table-cell>
          <table:table-cell table:formula="oooc:=[.E15]+1" office:value-type="float" office:value="1201292">
            <text:p>1201292</text:p>
          </table:table-cell>
          <table:table-cell/>
        </table:table-row>
        <table:table-row table:style-name="ro1">
          <table:table-cell table:formula="oooc:=[.A16]+2" office:value-type="float" office:value="1198014">
            <text:p>1198014</text:p>
          </table:table-cell>
          <table:table-cell office:value-type="string">
            <text:p>Empty – P</text:p>
          </table:table-cell>
          <table:table-cell table:formula="oooc:=[.C16]+1" office:value-type="float" office:value="1219711">
            <text:p>1219711</text:p>
          </table:table-cell>
          <table:table-cell office:value-type="string">
            <text:p>Shield Decharge?</text:p>
          </table:table-cell>
          <table:table-cell table:formula="oooc:=[.E16]+1" office:value-type="float" office:value="1201293">
            <text:p>1201293</text:p>
          </table:table-cell>
          <table:table-cell/>
        </table:table-row>
        <table:table-row table:style-name="ro1">
          <table:table-cell table:formula="oooc:=[.A17]+2" office:value-type="float" office:value="1198016">
            <text:p>1198016</text:p>
          </table:table-cell>
          <table:table-cell office:value-type="string">
            <text:p>HRL – Speed</text:p>
          </table:table-cell>
          <table:table-cell table:formula="oooc:=[.C17]+1" office:value-type="float" office:value="1219712">
            <text:p>1219712</text:p>
          </table:table-cell>
          <table:table-cell office:value-type="string">
            <text:p>Laser Recharge Rate</text:p>
          </table:table-cell>
          <table:table-cell table:formula="oooc:=[.E17]+1" office:value-type="float" office:value="1201294">
            <text:p>1201294</text:p>
          </table:table-cell>
          <table:table-cell/>
        </table:table-row>
        <table:table-row table:style-name="ro1">
          <table:table-cell table:formula="oooc:=[.A18]+1" office:value-type="float" office:value="1198017">
            <text:p>1198017</text:p>
          </table:table-cell>
          <table:table-cell office:value-type="string">
            <text:p>###</text:p>
          </table:table-cell>
          <table:table-cell table:formula="oooc:=[.C18]+1" office:value-type="float" office:value="1219713">
            <text:p>1219713</text:p>
          </table:table-cell>
          <table:table-cell office:value-type="string">
            <text:p>Hyperdrive</text:p>
          </table:table-cell>
          <table:table-cell table:formula="oooc:=[.E18]+1" office:value-type="float" office:value="1201295">
            <text:p>1201295</text:p>
          </table:table-cell>
          <table:table-cell/>
        </table:table-row>
        <table:table-row table:style-name="ro1">
          <table:table-cell table:formula="oooc:=[.A19]+1" office:value-type="float" office:value="1198018">
            <text:p>1198018</text:p>
          </table:table-cell>
          <table:table-cell office:value-type="string">
            <text:p>FRL – S</text:p>
          </table:table-cell>
          <table:table-cell table:formula="oooc:=[.C19]+1" office:value-type="float" office:value="1219714">
            <text:p>1219714</text:p>
          </table:table-cell>
          <table:table-cell office:value-type="string">
            <text:p>Shields</text:p>
          </table:table-cell>
          <table:table-cell table:formula="oooc:=[.E19]+1" office:value-type="float" office:value="1201296">
            <text:p>1201296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 table:formula="oooc:=[.C20]+1" office:value-type="float" office:value="1219715">
            <text:p>1219715</text:p>
          </table:table-cell>
          <table:table-cell office:value-type="string">
            <text:p>Shield strength</text:p>
          </table:table-cell>
          <table:table-cell table:formula="oooc:=[.E20]+1" office:value-type="float" office:value="1201297">
            <text:p>1201297</text:p>
          </table:table-cell>
          <table:table-cell/>
        </table:table-row>
        <table:table-row table:style-name="ro1">
          <table:table-cell table:formula="oooc:=[.A20]+46" office:value-type="float" office:value="1198064">
            <text:p>1198064</text:p>
          </table:table-cell>
          <table:table-cell office:value-type="string">
            <text:p>HRL – Duration</text:p>
          </table:table-cell>
          <table:table-cell table:formula="oooc:=[.C21]+1" office:value-type="float" office:value="1219716">
            <text:p>1219716</text:p>
          </table:table-cell>
          <table:table-cell office:value-type="string">
            <text:p>###</text:p>
          </table:table-cell>
          <table:table-cell table:formula="oooc:=[.E21]+1" office:value-type="float" office:value="1201298">
            <text:p>1201298</text:p>
          </table:table-cell>
          <table:table-cell/>
        </table:table-row>
        <table:table-row table:style-name="ro1">
          <table:table-cell table:formula="oooc:=[.A22]+1" office:value-type="float" office:value="1198065">
            <text:p>1198065</text:p>
          </table:table-cell>
          <table:table-cell office:value-type="string">
            <text:p>###</text:p>
          </table:table-cell>
          <table:table-cell table:formula="oooc:=[.C22]+1" office:value-type="float" office:value="1219717">
            <text:p>1219717</text:p>
          </table:table-cell>
          <table:table-cell office:value-type="string">
            <text:p>Sensitivity to Enemy fire</text:p>
          </table:table-cell>
          <table:table-cell table:formula="oooc:=[.E22]+1" office:value-type="float" office:value="1201299">
            <text:p>1201299</text:p>
          </table:table-cell>
          <table:table-cell/>
        </table:table-row>
        <table:table-row table:style-name="ro1">
          <table:table-cell table:formula="oooc:=[.A23]+1" office:value-type="float" office:value="1198066">
            <text:p>1198066</text:p>
          </table:table-cell>
          <table:table-cell office:value-type="string">
            <text:p>FRL – D</text:p>
          </table:table-cell>
          <table:table-cell table:formula="oooc:=[.C23]+1" office:value-type="float" office:value="1219718">
            <text:p>1219718</text:p>
          </table:table-cell>
          <table:table-cell/>
          <table:table-cell table:formula="oooc:=[.E23]+1" office:value-type="float" office:value="1201300">
            <text:p>1201300</text:p>
          </table:table-cell>
          <table:table-cell office:value-type="string">
            <text:p>Targeting type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 table:formula="oooc:=[.C24]+1" office:value-type="float" office:value="1219719">
            <text:p>1219719</text:p>
          </table:table-cell>
          <table:table-cell office:value-type="string">
            <text:p>Hull strength</text:p>
          </table:table-cell>
          <table:table-cell table:formula="oooc:=[.E24]+1" office:value-type="float" office:value="1201301">
            <text:p>1201301</text:p>
          </table:table-cell>
          <table:table-cell office:value-type="string">
            <text:p>Species #</text:p>
          </table:table-cell>
        </table:table-row>
        <table:table-row table:style-name="ro1">
          <table:table-cell table:formula="oooc:=[.A24]+46" office:value-type="float" office:value="1198112">
            <text:p>1198112</text:p>
          </table:table-cell>
          <table:table-cell office:value-type="string">
            <text:p>[unk]</text:p>
          </table:table-cell>
          <table:table-cell table:formula="oooc:=[.C25]+1" office:value-type="float" office:value="1219720">
            <text:p>1219720</text:p>
          </table:table-cell>
          <table:table-cell office:value-type="string">
            <text:p>###</text:p>
          </table:table-cell>
          <table:table-cell table:formula="oooc:=[.E25]+1" office:value-type="float" office:value="1201302">
            <text:p>1201302</text:p>
          </table:table-cell>
          <table:table-cell office:value-type="string">
            <text:p>OPT File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 table:formula="oooc:=[.C26]+1" office:value-type="float" office:value="1219721">
            <text:p>1219721</text:p>
          </table:table-cell>
          <table:table-cell office:value-type="string">
            <text:p>Explosion/Collision damage</text:p>
          </table:table-cell>
          <table:table-cell table:formula="oooc:=[.E26]+1" office:value-type="float" office:value="1201303">
            <text:p>1201303</text:p>
          </table:table-cell>
          <table:table-cell office:value-type="string">
            <text:p>OPT line</text:p>
          </table:table-cell>
        </table:table-row>
        <table:table-row table:style-name="ro1">
          <table:table-cell table:formula="oooc:=[.A26]+48" office:value-type="float" office:value="1198160">
            <text:p>1198160</text:p>
          </table:table-cell>
          <table:table-cell office:value-type="string">
            <text:p>HRL – Type</text:p>
          </table:table-cell>
          <table:table-cell table:formula="oooc:=[.C27]+1" office:value-type="float" office:value="1219722">
            <text:p>1219722</text:p>
          </table:table-cell>
          <table:table-cell office:value-type="string">
            <text:p>###</text:p>
          </table:table-cell>
          <table:table-cell table:formula="oooc:=[.E27]+1" office:value-type="float" office:value="1201304">
            <text:p>1201304</text:p>
          </table:table-cell>
          <table:table-cell office:value-type="string">
            <text:p>Y-wing Enable</text:p>
          </table:table-cell>
        </table:table-row>
        <table:table-row table:style-name="ro1">
          <table:table-cell table:formula="oooc:=[.A28]+1" office:value-type="float" office:value="1198161">
            <text:p>1198161</text:p>
          </table:table-cell>
          <table:table-cell office:value-type="string">
            <text:p>###</text:p>
          </table:table-cell>
          <table:table-cell table:formula="oooc:=[.C28]+1" office:value-type="float" office:value="1219723">
            <text:p>1219723</text:p>
          </table:table-cell>
          <table:table-cell office:value-type="string">
            <text:p>System strength to Ions?</text:p>
          </table:table-cell>
          <table:table-cell table:number-columns-repeated="2" office:value-type="string">
            <text:p>...</text:p>
          </table:table-cell>
        </table:table-row>
        <table:table-row table:style-name="ro1">
          <table:table-cell table:formula="oooc:=[.A29]+1" office:value-type="float" office:value="1198162">
            <text:p>1198162</text:p>
          </table:table-cell>
          <table:table-cell office:value-type="string">
            <text:p>FRL – T</text:p>
          </table:table-cell>
          <table:table-cell table:formula="oooc:=[.C29]+1" office:value-type="float" office:value="1219724">
            <text:p>1219724</text:p>
          </table:table-cell>
          <table:table-cell/>
          <table:table-cell office:value-type="string">
            <text:p>***</text:p>
          </table:table-cell>
          <table:table-cell office:value-type="string">
            <text:p>Weap Properties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 table:formula="oooc:=[.C30]+1" office:value-type="float" office:value="1219725">
            <text:p>1219725</text:p>
          </table:table-cell>
          <table:table-cell office:value-type="string">
            <text:p>Top speed</text:p>
          </table:table-cell>
          <table:table-cell office:value-type="float" office:value="1204270">
            <text:p>1204270</text:p>
          </table:table-cell>
          <table:table-cell office:value-type="string">
            <text:p>HRL – Enable</text:p>
          </table:table-cell>
        </table:table-row>
        <table:table-row table:style-name="ro1">
          <table:table-cell table:formula="oooc:=[.A30]+46" office:value-type="float" office:value="1198208">
            <text:p>1198208</text:p>
          </table:table-cell>
          <table:table-cell office:value-type="string">
            <text:p>HRL – Behaviour</text:p>
          </table:table-cell>
          <table:table-cell table:formula="oooc:=[.C31]+1" office:value-type="float" office:value="1219726">
            <text:p>1219726</text:p>
          </table:table-cell>
          <table:table-cell office:value-type="string">
            <text:p>###</text:p>
          </table:table-cell>
          <table:table-cell table:formula="oooc:=[.E31]+1" office:value-type="float" office:value="1204271">
            <text:p>1204271</text:p>
          </table:table-cell>
          <table:table-cell office:value-type="string">
            <text:p>Enable2</text:p>
          </table:table-cell>
        </table:table-row>
        <table:table-row table:style-name="ro1">
          <table:table-cell table:formula="oooc:=[.A32]+1" office:value-type="float" office:value="1198209">
            <text:p>1198209</text:p>
          </table:table-cell>
          <table:table-cell office:value-type="string">
            <text:p>FRL – B</text:p>
          </table:table-cell>
          <table:table-cell table:formula="oooc:=[.C32]+1" office:value-type="float" office:value="1219727">
            <text:p>1219727</text:p>
          </table:table-cell>
          <table:table-cell office:value-type="string">
            <text:p>Acceleration</text:p>
          </table:table-cell>
          <table:table-cell table:formula="oooc:=[.E32]+1" office:value-type="float" office:value="1204272">
            <text:p>1204272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 table:formula="oooc:=[.C33]+1" office:value-type="float" office:value="1219728">
            <text:p>1219728</text:p>
          </table:table-cell>
          <table:table-cell/>
          <table:table-cell table:formula="oooc:=[.E33]+1" office:value-type="float" office:value="1204273">
            <text:p>1204273</text:p>
          </table:table-cell>
          <table:table-cell/>
        </table:table-row>
        <table:table-row table:style-name="ro1">
          <table:table-cell table:formula="oooc:=[.A33]+23" office:value-type="float" office:value="1198232">
            <text:p>1198232</text:p>
          </table:table-cell>
          <table:table-cell office:value-type="string">
            <text:p>HRL – Score</text:p>
          </table:table-cell>
          <table:table-cell table:formula="oooc:=[.C34]+1" office:value-type="float" office:value="1219729">
            <text:p>1219729</text:p>
          </table:table-cell>
          <table:table-cell office:value-type="string">
            <text:p>[unk]</text:p>
          </table:table-cell>
          <table:table-cell table:formula="oooc:=[.E34]+1" office:value-type="float" office:value="1204274">
            <text:p>1204274</text:p>
          </table:table-cell>
          <table:table-cell/>
        </table:table-row>
        <table:table-row table:style-name="ro1">
          <table:table-cell table:formula="oooc:=[.A35]+1" office:value-type="float" office:value="1198233">
            <text:p>1198233</text:p>
          </table:table-cell>
          <table:table-cell office:value-type="string">
            <text:p>###</text:p>
          </table:table-cell>
          <table:table-cell table:formula="oooc:=[.C35]+1" office:value-type="float" office:value="1219730">
            <text:p>1219730</text:p>
          </table:table-cell>
          <table:table-cell/>
          <table:table-cell table:formula="oooc:=[.E35]+1" office:value-type="float" office:value="1204275">
            <text:p>1204275</text:p>
          </table:table-cell>
          <table:table-cell/>
        </table:table-row>
        <table:table-row table:style-name="ro1">
          <table:table-cell table:formula="oooc:=[.A36]+1" office:value-type="float" office:value="1198234">
            <text:p>1198234</text:p>
          </table:table-cell>
          <table:table-cell office:value-type="string">
            <text:p>FRL – Sc</text:p>
          </table:table-cell>
          <table:table-cell table:formula="oooc:=[.C36]+1" office:value-type="float" office:value="1219731">
            <text:p>1219731</text:p>
          </table:table-cell>
          <table:table-cell/>
          <table:table-cell table:formula="oooc:=[.E36]+1" office:value-type="float" office:value="1204276">
            <text:p>1204276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 table:formula="oooc:=[.C37]+1" office:value-type="float" office:value="1219732">
            <text:p>1219732</text:p>
          </table:table-cell>
          <table:table-cell office:value-type="string">
            <text:p>[unk]</text:p>
          </table:table-cell>
          <table:table-cell table:formula="oooc:=[.E37]+1" office:value-type="float" office:value="1204277">
            <text:p>1204277</text:p>
          </table:table-cell>
          <table:table-cell/>
        </table:table-row>
        <table:table-row table:style-name="ro1">
          <table:table-cell table:number-columns-repeated="2"/>
          <table:table-cell table:formula="oooc:=[.C38]+1" office:value-type="float" office:value="1219733">
            <text:p>1219733</text:p>
          </table:table-cell>
          <table:table-cell/>
          <table:table-cell table:formula="oooc:=[.E38]+1" office:value-type="float" office:value="1204278">
            <text:p>1204278</text:p>
          </table:table-cell>
          <table:table-cell/>
        </table:table-row>
        <table:table-row table:style-name="ro1">
          <table:table-cell table:number-columns-repeated="2"/>
          <table:table-cell table:formula="oooc:=[.C39]+1" office:value-type="float" office:value="1219734">
            <text:p>1219734</text:p>
          </table:table-cell>
          <table:table-cell office:value-type="string">
            <text:p>[unk]</text:p>
          </table:table-cell>
          <table:table-cell table:formula="oooc:=[.E39]+1" office:value-type="float" office:value="1204279">
            <text:p>1204279</text:p>
          </table:table-cell>
          <table:table-cell office:value-type="string">
            <text:p>Score?</text:p>
          </table:table-cell>
        </table:table-row>
        <table:table-row table:style-name="ro1">
          <table:table-cell table:number-columns-repeated="2"/>
          <table:table-cell table:formula="oooc:=[.C40]+1" office:value-type="float" office:value="1219735">
            <text:p>1219735</text:p>
          </table:table-cell>
          <table:table-cell/>
          <table:table-cell table:formula="oooc:=[.E40]+1" office:value-type="float" office:value="1204280">
            <text:p>1204280</text:p>
          </table:table-cell>
          <table:table-cell/>
        </table:table-row>
        <table:table-row table:style-name="ro1">
          <table:table-cell table:number-columns-repeated="2"/>
          <table:table-cell table:formula="oooc:=[.C41]+1" office:value-type="float" office:value="1219736">
            <text:p>1219736</text:p>
          </table:table-cell>
          <table:table-cell office:value-type="string">
            <text:p>Roll maneuverability</text:p>
          </table:table-cell>
          <table:table-cell table:formula="oooc:=[.E41]+1" office:value-type="float" office:value="1204281">
            <text:p>1204281</text:p>
          </table:table-cell>
          <table:table-cell/>
        </table:table-row>
        <table:table-row table:style-name="ro1">
          <table:table-cell table:number-columns-repeated="2"/>
          <table:table-cell table:formula="oooc:=[.C42]+1" office:value-type="float" office:value="1219737">
            <text:p>1219737</text:p>
          </table:table-cell>
          <table:table-cell/>
          <table:table-cell table:formula="oooc:=[.E42]+1" office:value-type="float" office:value="1204282">
            <text:p>1204282</text:p>
          </table:table-cell>
          <table:table-cell/>
        </table:table-row>
        <table:table-row table:style-name="ro1">
          <table:table-cell table:number-columns-repeated="2"/>
          <table:table-cell table:formula="oooc:=[.C43]+1" office:value-type="float" office:value="1219738">
            <text:p>1219738</text:p>
          </table:table-cell>
          <table:table-cell office:value-type="string">
            <text:p>Pitch maneuverability</text:p>
          </table:table-cell>
          <table:table-cell table:formula="oooc:=[.E43]+1" office:value-type="float" office:value="1204283">
            <text:p>1204283</text:p>
          </table:table-cell>
          <table:table-cell/>
        </table:table-row>
        <table:table-row table:style-name="ro1">
          <table:table-cell table:number-columns-repeated="2"/>
          <table:table-cell table:formula="oooc:=[.C44]+1" office:value-type="float" office:value="1219739">
            <text:p>1219739</text:p>
          </table:table-cell>
          <table:table-cell office:value-type="string">
            <text:p>Destruction rotation rate</text:p>
          </table:table-cell>
          <table:table-cell table:formula="oooc:=[.E44]+1" office:value-type="float" office:value="1204284">
            <text:p>1204284</text:p>
          </table:table-cell>
          <table:table-cell/>
        </table:table-row>
        <table:table-row table:style-name="ro1">
          <table:table-cell table:number-columns-repeated="2"/>
          <table:table-cell table:formula="oooc:=[.C45]+1" office:value-type="float" office:value="1219740">
            <text:p>1219740</text:p>
          </table:table-cell>
          <table:table-cell office:value-type="string">
            <text:p>###</text:p>
          </table:table-cell>
          <table:table-cell table:formula="oooc:=[.E45]+1" office:value-type="float" office:value="1204285">
            <text:p>1204285</text:p>
          </table:table-cell>
          <table:table-cell/>
        </table:table-row>
        <table:table-row table:style-name="ro1">
          <table:table-cell table:number-columns-repeated="2"/>
          <table:table-cell table:formula="oooc:=[.C46]+1" office:value-type="float" office:value="1219741">
            <text:p>1219741</text:p>
          </table:table-cell>
          <table:table-cell office:value-type="string">
            <text:p>[unk]</text:p>
          </table:table-cell>
          <table:table-cell table:formula="oooc:=[.E46]+1" office:value-type="float" office:value="1204286">
            <text:p>1204286</text:p>
          </table:table-cell>
          <table:table-cell/>
        </table:table-row>
        <table:table-row table:style-name="ro1">
          <table:table-cell table:number-columns-repeated="2"/>
          <table:table-cell table:formula="oooc:=[.C47]+1" office:value-type="float" office:value="1219742">
            <text:p>1219742</text:p>
          </table:table-cell>
          <table:table-cell office:value-type="string">
            <text:p>###</text:p>
          </table:table-cell>
          <table:table-cell table:formula="oooc:=[.E47]+1" office:value-type="float" office:value="1204287">
            <text:p>1204287</text:p>
          </table:table-cell>
          <table:table-cell/>
        </table:table-row>
        <table:table-row table:style-name="ro1">
          <table:table-cell table:number-columns-repeated="2"/>
          <table:table-cell table:formula="oooc:=[.C48]+1" office:value-type="float" office:value="1219743">
            <text:p>1219743</text:p>
          </table:table-cell>
          <table:table-cell office:value-type="string">
            <text:p>Cockpit file</text:p>
          </table:table-cell>
          <table:table-cell table:formula="oooc:=[.E48]+1" office:value-type="float" office:value="1204288">
            <text:p>1204288</text:p>
          </table:table-cell>
          <table:table-cell/>
        </table:table-row>
        <table:table-row table:style-name="ro1">
          <table:table-cell table:number-columns-repeated="2"/>
          <table:table-cell table:formula="oooc:=[.C49]+1" office:value-type="float" office:value="1219744">
            <text:p>1219744</text:p>
          </table:table-cell>
          <table:table-cell office:value-type="string">
            <text:p>XXX</text:p>
          </table:table-cell>
          <table:table-cell table:formula="oooc:=[.E49]+1" office:value-type="float" office:value="1204289">
            <text:p>1204289</text:p>
          </table:table-cell>
          <table:table-cell/>
        </table:table-row>
        <table:table-row table:style-name="ro1">
          <table:table-cell table:number-columns-repeated="2"/>
          <table:table-cell table:formula="oooc:=[.C50]+1" office:value-type="float" office:value="1219745">
            <text:p>1219745</text:p>
          </table:table-cell>
          <table:table-cell office:value-type="string">
            <text:p>XXX</text:p>
          </table:table-cell>
          <table:table-cell table:formula="oooc:=[.E50]+1" office:value-type="float" office:value="1204290">
            <text:p>1204290</text:p>
          </table:table-cell>
          <table:table-cell/>
        </table:table-row>
        <table:table-row table:style-name="ro1">
          <table:table-cell table:number-columns-repeated="2"/>
          <table:table-cell table:formula="oooc:=[.C51]+1" office:value-type="float" office:value="1219746">
            <text:p>1219746</text:p>
          </table:table-cell>
          <table:table-cell office:value-type="string">
            <text:p>XXX</text:p>
          </table:table-cell>
          <table:table-cell table:formula="oooc:=[.E51]+1" office:value-type="float" office:value="1204291">
            <text:p>1204291</text:p>
          </table:table-cell>
          <table:table-cell/>
        </table:table-row>
        <table:table-row table:style-name="ro1">
          <table:table-cell table:number-columns-repeated="2"/>
          <table:table-cell table:formula="oooc:=[.C52]+1" office:value-type="float" office:value="1219747">
            <text:p>1219747</text:p>
          </table:table-cell>
          <table:table-cell office:value-type="string">
            <text:p>XXX</text:p>
          </table:table-cell>
          <table:table-cell table:formula="oooc:=[.E52]+1" office:value-type="float" office:value="1204292">
            <text:p>1204292</text:p>
          </table:table-cell>
          <table:table-cell office:value-type="string">
            <text:p>Targeting type</text:p>
          </table:table-cell>
        </table:table-row>
        <table:table-row table:style-name="ro1">
          <table:table-cell table:number-columns-repeated="2"/>
          <table:table-cell table:formula="oooc:=[.C53]+1" office:value-type="float" office:value="1219748">
            <text:p>1219748</text:p>
          </table:table-cell>
          <table:table-cell office:value-type="string">
            <text:p>XXX</text:p>
          </table:table-cell>
          <table:table-cell table:formula="oooc:=[.E53]+1" office:value-type="float" office:value="1204293">
            <text:p>1204293</text:p>
          </table:table-cell>
          <table:table-cell/>
        </table:table-row>
        <table:table-row table:style-name="ro1">
          <table:table-cell table:number-columns-repeated="2"/>
          <table:table-cell table:formula="oooc:=[.C54]+1" office:value-type="float" office:value="1219749">
            <text:p>1219749</text:p>
          </table:table-cell>
          <table:table-cell office:value-type="string">
            <text:p>XXX</text:p>
          </table:table-cell>
          <table:table-cell table:formula="oooc:=[.E54]+1" office:value-type="float" office:value="1204294">
            <text:p>1204294</text:p>
          </table:table-cell>
          <table:table-cell office:value-type="string">
            <text:p>OPT File</text:p>
          </table:table-cell>
        </table:table-row>
        <table:table-row table:style-name="ro1">
          <table:table-cell table:number-columns-repeated="2"/>
          <table:table-cell table:formula="oooc:=[.C55]+1" office:value-type="float" office:value="1219750">
            <text:p>1219750</text:p>
          </table:table-cell>
          <table:table-cell office:value-type="string">
            <text:p>XXX</text:p>
          </table:table-cell>
          <table:table-cell table:formula="oooc:=[.E55]+1" office:value-type="float" office:value="1204295">
            <text:p>1204295</text:p>
          </table:table-cell>
          <table:table-cell office:value-type="string">
            <text:p>OPT line</text:p>
          </table:table-cell>
        </table:table-row>
        <table:table-row table:style-name="ro1">
          <table:table-cell table:number-columns-repeated="2"/>
          <table:table-cell table:formula="oooc:=[.C56]+1" office:value-type="float" office:value="1219751">
            <text:p>1219751</text:p>
          </table:table-cell>
          <table:table-cell/>
          <table:table-cell table:formula="oooc:=[.E56]+1" office:value-type="float" office:value="1204296">
            <text:p>1204296</text:p>
          </table:table-cell>
          <table:table-cell office:value-type="string">
            <text:p>FRL – Enable</text:p>
          </table:table-cell>
        </table:table-row>
        <table:table-row table:style-name="ro1">
          <table:table-cell table:number-columns-repeated="2"/>
          <table:table-cell table:formula="oooc:=[.C57]+1" office:value-type="float" office:value="1219752">
            <text:p>1219752</text:p>
          </table:table-cell>
          <table:table-cell office:value-type="string">
            <text:p>Laser 1 type</text:p>
          </table:table-cell>
          <table:table-cell table:number-columns-repeated="2" office:value-type="string">
            <text:p>...</text:p>
          </table:table-cell>
        </table:table-row>
        <table:table-row table:style-name="ro1">
          <table:table-cell table:number-columns-repeated="2"/>
          <table:table-cell table:formula="oooc:=[.C58]+1" office:value-type="float" office:value="1219753">
            <text:p>1219753</text:p>
          </table:table-cell>
          <table:table-cell office:value-type="string">
            <text:p>Laser 2 typ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59]+1" office:value-type="float" office:value="1219754">
            <text:p>1219754</text:p>
          </table:table-cell>
          <table:table-cell office:value-type="string">
            <text:p>L1 start r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60]+1" office:value-type="float" office:value="1219755">
            <text:p>1219755</text:p>
          </table:table-cell>
          <table:table-cell office:value-type="string">
            <text:p>L2 start r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61]+1" office:value-type="float" office:value="1219756">
            <text:p>1219756</text:p>
          </table:table-cell>
          <table:table-cell office:value-type="string">
            <text:p>L1 end r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62]+1" office:value-type="float" office:value="1219757">
            <text:p>1219757</text:p>
          </table:table-cell>
          <table:table-cell office:value-type="string">
            <text:p>L2 end r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63]+1" office:value-type="float" office:value="1219758">
            <text:p>1219758</text:p>
          </table:table-cell>
          <table:table-cell office:value-type="string">
            <text:p>L1 link co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64]+1" office:value-type="float" office:value="1219759">
            <text:p>1219759</text:p>
          </table:table-cell>
          <table:table-cell office:value-type="string">
            <text:p>L2 link co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65]+1" office:value-type="float" office:value="1219760">
            <text:p>12197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[.C66]+1" office:value-type="float" office:value="1219761">
            <text:p>12197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[.C67]+1" office:value-type="float" office:value="1219762">
            <text:p>1219762</text:p>
          </table:table-cell>
          <table:table-cell office:value-type="string">
            <text:p>Missile 1 typ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68]+1" office:value-type="float" office:value="1219763">
            <text:p>1219763</text:p>
          </table:table-cell>
          <table:table-cell office:value-type="string">
            <text:p>Missile 2 typ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69]+1" office:value-type="float" office:value="1219764">
            <text:p>1219764</text:p>
          </table:table-cell>
          <table:table-cell office:value-type="string">
            <text:p>M1 start r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0]+1" office:value-type="float" office:value="1219765">
            <text:p>1219765</text:p>
          </table:table-cell>
          <table:table-cell office:value-type="string">
            <text:p>M2 start r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1]+1" office:value-type="float" office:value="1219766">
            <text:p>1219766</text:p>
          </table:table-cell>
          <table:table-cell office:value-type="string">
            <text:p>M1 end r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2]+1" office:value-type="float" office:value="1219767">
            <text:p>1219767</text:p>
          </table:table-cell>
          <table:table-cell office:value-type="string">
            <text:p>M2 end r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3]+1" office:value-type="float" office:value="1219768">
            <text:p>1219768</text:p>
          </table:table-cell>
          <table:table-cell office:value-type="string">
            <text:p>M1 link co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4]+1" office:value-type="float" office:value="1219769">
            <text:p>1219769</text:p>
          </table:table-cell>
          <table:table-cell office:value-type="string">
            <text:p>M2 link co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5]+1" office:value-type="float" office:value="1219770">
            <text:p>1219770</text:p>
          </table:table-cell>
          <table:table-cell office:value-type="string">
            <text:p>M1 capaci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6]+1" office:value-type="float" office:value="1219771">
            <text:p>1219771</text:p>
          </table:table-cell>
          <table:table-cell office:value-type="string">
            <text:p>M2 capaci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7]+1" office:value-type="float" office:value="1219772">
            <text:p>1219772</text:p>
          </table:table-cell>
          <table:table-cell office:value-type="string">
            <text:p>Rack 0 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8]+1" office:value-type="float" office:value="1219773">
            <text:p>1219773</text:p>
          </table:table-cell>
          <table:table-cell office:value-type="string">
            <text:p>###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79]+1" office:value-type="float" office:value="1219774">
            <text:p>1219774</text:p>
          </table:table-cell>
          <table:table-cell office:value-type="string">
            <text:p>Rack 0 Y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80]+1" office:value-type="float" office:value="1219775">
            <text:p>1219775</text:p>
          </table:table-cell>
          <table:table-cell office:value-type="string">
            <text:p>###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81]+1" office:value-type="float" office:value="1219776">
            <text:p>1219776</text:p>
          </table:table-cell>
          <table:table-cell office:value-type="string">
            <text:p>Rack 0 Z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82]+1" office:value-type="float" office:value="1219777">
            <text:p>1219777</text:p>
          </table:table-cell>
          <table:table-cell office:value-type="string">
            <text:p>###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83]+1" office:value-type="float" office:value="1219778">
            <text:p>1219778</text:p>
          </table:table-cell>
          <table:table-cell office:value-type="string">
            <text:p>Rack 0 capaci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84]+1" office:value-type="float" office:value="1219779">
            <text:p>12197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[.C85]+1" office:value-type="float" office:value="1219780">
            <text:p>1219780</text:p>
          </table:table-cell>
          <table:table-cell office:value-type="string">
            <text:p>Rack 1 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86]+54" office:value-type="float" office:value="1219834">
            <text:p>1219834</text:p>
          </table:table-cell>
          <table:table-cell office:value-type="string">
            <text:p>Rack 7 capaci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88]+1" office:value-type="float" office:value="1219835">
            <text:p>12198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[.C89]+1" office:value-type="float" office:value="1219836">
            <text:p>12198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90]+64" office:value-type="float" office:value="1219900">
            <text:p>1219900</text:p>
          </table:table-cell>
          <table:table-cell office:value-type="string">
            <text:p>Countermesaur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92]+1" office:value-type="float" office:value="1219901">
            <text:p>12199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[.C93]+1" office:value-type="float" office:value="1219902">
            <text:p>1219902</text:p>
          </table:table-cell>
          <table:table-cell office:value-type="string">
            <text:p>[unk]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9935">
            <text:p>1219935</text:p>
          </table:table-cell>
          <table:table-cell office:value-type="string">
            <text:p>Y-wing CMD name</text:p>
          </table:table-cell>
          <table:table-cell table:number-columns-repeated="2"/>
        </table:table-row>
      </table:table>
      <table:table table:name="BoP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***</text:p>
          </table:table-cell>
          <table:table-cell office:value-type="string">
            <text:p>Species table</text:p>
          </table:table-cell>
          <table:table-cell office:value-type="string">
            <text:p>***</text:p>
          </table:table-cell>
          <table:table-cell office:value-type="string">
            <text:p>Craft stats</text:p>
          </table:table-cell>
          <table:table-cell office:value-type="string">
            <text:p>***</text:p>
          </table:table-cell>
          <table:table-cell office:value-type="string">
            <text:p>Craft Properties</text:p>
          </table:table-cell>
        </table:table-row>
        <table:table-row table:style-name="ro1">
          <table:table-cell office:value-type="float" office:value="1186673">
            <text:p>1186673</text:p>
          </table:table-cell>
          <table:table-cell office:value-type="string">
            <text:p>X-wing</text:p>
          </table:table-cell>
          <table:table-cell office:value-type="float" office:value="1154912">
            <text:p>1154912</text:p>
          </table:table-cell>
          <table:table-cell office:value-type="string">
            <text:p>X-wing CMD name</text:p>
          </table:table-cell>
          <table:table-cell office:value-type="float" office:value="1177906">
            <text:p>1177906</text:p>
          </table:table-cell>
          <table:table-cell office:value-type="string">
            <text:p>X-wing Enable</text:p>
          </table:table-cell>
        </table:table-row>
        <table:table-row table:style-name="ro1">
          <table:table-cell office:value-type="float" office:value="1186674">
            <text:p>1186674</text:p>
          </table:table-cell>
          <table:table-cell office:value-type="string">
            <text:p>Y-wing</text:p>
          </table:table-cell>
          <table:table-cell office:value-type="float" office:value="1154913">
            <text:p>1154913</text:p>
          </table:table-cell>
          <table:table-cell office:value-type="string">
            <text:p>XXX</text:p>
          </table:table-cell>
          <table:table-cell office:value-type="float" office:value="1177907">
            <text:p>1177907</text:p>
          </table:table-cell>
          <table:table-cell office:value-type="string">
            <text:p>[unk]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 office:value-type="float" office:value="1154914">
            <text:p>1154914</text:p>
          </table:table-cell>
          <table:table-cell office:value-type="string">
            <text:p>XXX</text:p>
          </table:table-cell>
          <table:table-cell office:value-type="float" office:value="1177908">
            <text:p>1177908</text:p>
          </table:table-cell>
          <table:table-cell/>
        </table:table-row>
        <table:table-row table:style-name="ro1">
          <table:table-cell office:value-type="string">
            <text:p>***</text:p>
          </table:table-cell>
          <table:table-cell office:value-type="string">
            <text:p>Weapon stats</text:p>
          </table:table-cell>
          <table:table-cell office:value-type="float" office:value="1154915">
            <text:p>1154915</text:p>
          </table:table-cell>
          <table:table-cell office:value-type="string">
            <text:p>XXX</text:p>
          </table:table-cell>
          <table:table-cell office:value-type="float" office:value="1177909">
            <text:p>1177909</text:p>
          </table:table-cell>
          <table:table-cell office:value-type="string">
            <text:p>Craft type</text:p>
          </table:table-cell>
        </table:table-row>
        <table:table-row table:style-name="ro1">
          <table:table-cell office:value-type="float" office:value="1146296">
            <text:p>1146296</text:p>
          </table:table-cell>
          <table:table-cell office:value-type="string">
            <text:p>HRL – P</text:p>
          </table:table-cell>
          <table:table-cell office:value-type="float" office:value="1154916">
            <text:p>1154916</text:p>
          </table:table-cell>
          <table:table-cell office:value-type="string">
            <text:p>XXX</text:p>
          </table:table-cell>
          <table:table-cell office:value-type="float" office:value="1177910">
            <text:p>1177910</text:p>
          </table:table-cell>
          <table:table-cell/>
        </table:table-row>
        <table:table-row table:style-name="ro1">
          <table:table-cell office:value-type="float" office:value="1146297">
            <text:p>1146297</text:p>
          </table:table-cell>
          <table:table-cell office:value-type="string">
            <text:p>###</text:p>
          </table:table-cell>
          <table:table-cell office:value-type="float" office:value="1154917">
            <text:p>1154917</text:p>
          </table:table-cell>
          <table:table-cell office:value-type="string">
            <text:p>XXX</text:p>
          </table:table-cell>
          <table:table-cell office:value-type="float" office:value="1177911">
            <text:p>1177911</text:p>
          </table:table-cell>
          <table:table-cell/>
        </table:table-row>
        <table:table-row table:style-name="ro1">
          <table:table-cell office:value-type="float" office:value="1146298">
            <text:p>1146298</text:p>
          </table:table-cell>
          <table:table-cell office:value-type="string">
            <text:p>###</text:p>
          </table:table-cell>
          <table:table-cell office:value-type="float" office:value="1154918">
            <text:p>1154918</text:p>
          </table:table-cell>
          <table:table-cell office:value-type="string">
            <text:p>XXX</text:p>
          </table:table-cell>
          <table:table-cell office:value-type="float" office:value="1177912">
            <text:p>1177912</text:p>
          </table:table-cell>
          <table:table-cell/>
        </table:table-row>
        <table:table-row table:style-name="ro1">
          <table:table-cell office:value-type="float" office:value="1146299">
            <text:p>1146299</text:p>
          </table:table-cell>
          <table:table-cell office:value-type="string">
            <text:p>###</text:p>
          </table:table-cell>
          <table:table-cell office:value-type="float" office:value="1154919">
            <text:p>1154919</text:p>
          </table:table-cell>
          <table:table-cell office:value-type="string">
            <text:p>XXX</text:p>
          </table:table-cell>
          <table:table-cell office:value-type="float" office:value="1177913">
            <text:p>1177913</text:p>
          </table:table-cell>
          <table:table-cell/>
        </table:table-row>
        <table:table-row table:style-name="ro1">
          <table:table-cell office:value-type="float" office:value="1146300">
            <text:p>1146300</text:p>
          </table:table-cell>
          <table:table-cell office:value-type="string">
            <text:p>FRL – P</text:p>
          </table:table-cell>
          <table:table-cell office:value-type="float" office:value="1154920">
            <text:p>1154920</text:p>
          </table:table-cell>
          <table:table-cell/>
          <table:table-cell office:value-type="float" office:value="1177914">
            <text:p>1177914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 office:value-type="float" office:value="1154921">
            <text:p>1154921</text:p>
          </table:table-cell>
          <table:table-cell/>
          <table:table-cell office:value-type="float" office:value="1177915">
            <text:p>1177915</text:p>
          </table:table-cell>
          <table:table-cell/>
        </table:table-row>
        <table:table-row table:style-name="ro1">
          <table:table-cell office:value-type="float" office:value="1146360">
            <text:p>1146360</text:p>
          </table:table-cell>
          <table:table-cell office:value-type="string">
            <text:p>Ion Pulse – P</text:p>
          </table:table-cell>
          <table:table-cell office:value-type="float" office:value="1154922">
            <text:p>1154922</text:p>
          </table:table-cell>
          <table:table-cell/>
          <table:table-cell office:value-type="float" office:value="1177916">
            <text:p>1177916</text:p>
          </table:table-cell>
          <table:table-cell/>
        </table:table-row>
        <table:table-row table:style-name="ro1">
          <table:table-cell table:formula="oooc:=[.A12]+4" office:value-type="float" office:value="1146364">
            <text:p>1146364</text:p>
          </table:table-cell>
          <table:table-cell office:value-type="string">
            <text:p>RL2 – P</text:p>
          </table:table-cell>
          <table:table-cell office:value-type="float" office:value="1154923">
            <text:p>1154923</text:p>
          </table:table-cell>
          <table:table-cell/>
          <table:table-cell office:value-type="float" office:value="1177917">
            <text:p>1177917</text:p>
          </table:table-cell>
          <table:table-cell/>
        </table:table-row>
        <table:table-row table:style-name="ro1">
          <table:table-cell table:formula="oooc:=[.A13]+4" office:value-type="float" office:value="1146368">
            <text:p>1146368</text:p>
          </table:table-cell>
          <table:table-cell office:value-type="string">
            <text:p>Flare – P</text:p>
          </table:table-cell>
          <table:table-cell office:value-type="float" office:value="1154924">
            <text:p>1154924</text:p>
          </table:table-cell>
          <table:table-cell/>
          <table:table-cell office:value-type="float" office:value="1177918">
            <text:p>1177918</text:p>
          </table:table-cell>
          <table:table-cell/>
        </table:table-row>
        <table:table-row table:style-name="ro1">
          <table:table-cell table:formula="oooc:=[.A14]+4" office:value-type="float" office:value="1146372">
            <text:p>1146372</text:p>
          </table:table-cell>
          <table:table-cell office:value-type="string">
            <text:p>Chaff – P</text:p>
          </table:table-cell>
          <table:table-cell office:value-type="float" office:value="1154925">
            <text:p>1154925</text:p>
          </table:table-cell>
          <table:table-cell/>
          <table:table-cell office:value-type="float" office:value="1177919">
            <text:p>1177919</text:p>
          </table:table-cell>
          <table:table-cell/>
        </table:table-row>
        <table:table-row table:style-name="ro1">
          <table:table-cell table:formula="oooc:=[.A15]+4" office:value-type="float" office:value="1146376">
            <text:p>1146376</text:p>
          </table:table-cell>
          <table:table-cell office:value-type="string">
            <text:p>Empty – P</text:p>
          </table:table-cell>
          <table:table-cell office:value-type="float" office:value="1154926">
            <text:p>1154926</text:p>
          </table:table-cell>
          <table:table-cell office:value-type="string">
            <text:p>Shield Recharge</text:p>
          </table:table-cell>
          <table:table-cell office:value-type="float" office:value="1177920">
            <text:p>1177920</text:p>
          </table:table-cell>
          <table:table-cell/>
        </table:table-row>
        <table:table-row table:style-name="ro1">
          <table:table-cell table:formula="oooc:=[.A16]+4" office:value-type="float" office:value="1146380">
            <text:p>1146380</text:p>
          </table:table-cell>
          <table:table-cell office:value-type="string">
            <text:p>Empty – P</text:p>
          </table:table-cell>
          <table:table-cell office:value-type="float" office:value="1154927">
            <text:p>1154927</text:p>
          </table:table-cell>
          <table:table-cell office:value-type="string">
            <text:p>Shield Decharge?</text:p>
          </table:table-cell>
          <table:table-cell office:value-type="float" office:value="1177921">
            <text:p>1177921</text:p>
          </table:table-cell>
          <table:table-cell/>
        </table:table-row>
        <table:table-row table:style-name="ro1">
          <table:table-cell table:formula="oooc:=[.A17]+4" office:value-type="float" office:value="1146384">
            <text:p>1146384</text:p>
          </table:table-cell>
          <table:table-cell office:value-type="string">
            <text:p>Empty – P</text:p>
          </table:table-cell>
          <table:table-cell office:value-type="float" office:value="1154928">
            <text:p>1154928</text:p>
          </table:table-cell>
          <table:table-cell office:value-type="string">
            <text:p>Laser Recharge Rate</text:p>
          </table:table-cell>
          <table:table-cell office:value-type="float" office:value="1177922">
            <text:p>1177922</text:p>
          </table:table-cell>
          <table:table-cell/>
        </table:table-row>
        <table:table-row table:style-name="ro1">
          <table:table-cell table:formula="oooc:=[.A18]+4" office:value-type="float" office:value="1146388">
            <text:p>1146388</text:p>
          </table:table-cell>
          <table:table-cell office:value-type="string">
            <text:p>Empty – P</text:p>
          </table:table-cell>
          <table:table-cell office:value-type="float" office:value="1154929">
            <text:p>1154929</text:p>
          </table:table-cell>
          <table:table-cell office:value-type="string">
            <text:p>Hyperdrive</text:p>
          </table:table-cell>
          <table:table-cell office:value-type="float" office:value="1177923">
            <text:p>1177923</text:p>
          </table:table-cell>
          <table:table-cell/>
        </table:table-row>
        <table:table-row table:style-name="ro1">
          <table:table-cell table:formula="oooc:=[.A19]+4" office:value-type="float" office:value="1146392">
            <text:p>1146392</text:p>
          </table:table-cell>
          <table:table-cell office:value-type="string">
            <text:p>HRL – Speed</text:p>
          </table:table-cell>
          <table:table-cell office:value-type="float" office:value="1154930">
            <text:p>1154930</text:p>
          </table:table-cell>
          <table:table-cell office:value-type="string">
            <text:p>Shields</text:p>
          </table:table-cell>
          <table:table-cell office:value-type="float" office:value="1177924">
            <text:p>1177924</text:p>
          </table:table-cell>
          <table:table-cell/>
        </table:table-row>
        <table:table-row table:style-name="ro1">
          <table:table-cell table:formula="oooc:=[.A20]+1" office:value-type="float" office:value="1146393">
            <text:p>1146393</text:p>
          </table:table-cell>
          <table:table-cell office:value-type="string">
            <text:p>###</text:p>
          </table:table-cell>
          <table:table-cell office:value-type="float" office:value="1154931">
            <text:p>1154931</text:p>
          </table:table-cell>
          <table:table-cell office:value-type="string">
            <text:p>Shield strength</text:p>
          </table:table-cell>
          <table:table-cell office:value-type="float" office:value="1177925">
            <text:p>1177925</text:p>
          </table:table-cell>
          <table:table-cell/>
        </table:table-row>
        <table:table-row table:style-name="ro1">
          <table:table-cell table:formula="oooc:=[.A21]+1" office:value-type="float" office:value="1146394">
            <text:p>1146394</text:p>
          </table:table-cell>
          <table:table-cell office:value-type="string">
            <text:p>FRL – S</text:p>
          </table:table-cell>
          <table:table-cell office:value-type="float" office:value="1154932">
            <text:p>1154932</text:p>
          </table:table-cell>
          <table:table-cell office:value-type="string">
            <text:p>###</text:p>
          </table:table-cell>
          <table:table-cell office:value-type="float" office:value="1177926">
            <text:p>1177926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 office:value-type="float" office:value="1154933">
            <text:p>1154933</text:p>
          </table:table-cell>
          <table:table-cell office:value-type="string">
            <text:p>###</text:p>
          </table:table-cell>
          <table:table-cell office:value-type="float" office:value="1177927">
            <text:p>1177927</text:p>
          </table:table-cell>
          <table:table-cell/>
        </table:table-row>
        <table:table-row table:style-name="ro1">
          <table:table-cell office:value-type="float" office:value="1146440">
            <text:p>1146440</text:p>
          </table:table-cell>
          <table:table-cell office:value-type="string">
            <text:p>HRL – Duration</text:p>
          </table:table-cell>
          <table:table-cell office:value-type="float" office:value="1154934">
            <text:p>1154934</text:p>
          </table:table-cell>
          <table:table-cell office:value-type="string">
            <text:p>###</text:p>
          </table:table-cell>
          <table:table-cell office:value-type="float" office:value="1177928">
            <text:p>1177928</text:p>
          </table:table-cell>
          <table:table-cell office:value-type="string">
            <text:p>Targeting type</text:p>
          </table:table-cell>
        </table:table-row>
        <table:table-row table:style-name="ro1">
          <table:table-cell office:value-type="float" office:value="1146441">
            <text:p>1146441</text:p>
          </table:table-cell>
          <table:table-cell office:value-type="string">
            <text:p>###</text:p>
          </table:table-cell>
          <table:table-cell office:value-type="float" office:value="1154935">
            <text:p>1154935</text:p>
          </table:table-cell>
          <table:table-cell office:value-type="string">
            <text:p>Sensitivity to Enemy fire</text:p>
          </table:table-cell>
          <table:table-cell office:value-type="float" office:value="1177929">
            <text:p>1177929</text:p>
          </table:table-cell>
          <table:table-cell office:value-type="string">
            <text:p>Species #</text:p>
          </table:table-cell>
        </table:table-row>
        <table:table-row table:style-name="ro1">
          <table:table-cell office:value-type="float" office:value="1146442">
            <text:p>1146442</text:p>
          </table:table-cell>
          <table:table-cell office:value-type="string">
            <text:p>FRL – D</text:p>
          </table:table-cell>
          <table:table-cell office:value-type="float" office:value="1154936">
            <text:p>1154936</text:p>
          </table:table-cell>
          <table:table-cell/>
          <table:table-cell office:value-type="float" office:value="1177930">
            <text:p>1177930</text:p>
          </table:table-cell>
          <table:table-cell office:value-type="string">
            <text:p>OPT File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 office:value-type="float" office:value="1154937">
            <text:p>1154937</text:p>
          </table:table-cell>
          <table:table-cell office:value-type="string">
            <text:p>Hull strength</text:p>
          </table:table-cell>
          <table:table-cell office:value-type="float" office:value="1177931">
            <text:p>1177931</text:p>
          </table:table-cell>
          <table:table-cell office:value-type="string">
            <text:p>OPT line</text:p>
          </table:table-cell>
        </table:table-row>
        <table:table-row table:style-name="ro1">
          <table:table-cell office:value-type="float" office:value="1146488">
            <text:p>1146488</text:p>
          </table:table-cell>
          <table:table-cell office:value-type="string">
            <text:p>[unk]</text:p>
          </table:table-cell>
          <table:table-cell office:value-type="float" office:value="1154938">
            <text:p>1154938</text:p>
          </table:table-cell>
          <table:table-cell office:value-type="string">
            <text:p>###</text:p>
          </table:table-cell>
          <table:table-cell office:value-type="float" office:value="1177932">
            <text:p>1177932</text:p>
          </table:table-cell>
          <table:table-cell office:value-type="string">
            <text:p>Y-wing Enable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 office:value-type="float" office:value="1154939">
            <text:p>1154939</text:p>
          </table:table-cell>
          <table:table-cell office:value-type="string">
            <text:p>###</text:p>
          </table:table-cell>
          <table:table-cell table:number-columns-repeated="2" office:value-type="string">
            <text:p>...</text:p>
          </table:table-cell>
        </table:table-row>
        <table:table-row table:style-name="ro1">
          <table:table-cell office:value-type="float" office:value="1146536">
            <text:p>1146536</text:p>
          </table:table-cell>
          <table:table-cell office:value-type="string">
            <text:p>HRL – Type</text:p>
          </table:table-cell>
          <table:table-cell office:value-type="float" office:value="1154940">
            <text:p>1154940</text:p>
          </table:table-cell>
          <table:table-cell office:value-type="string">
            <text:p>###</text:p>
          </table:table-cell>
          <table:table-cell office:value-type="string">
            <text:p>***</text:p>
          </table:table-cell>
          <table:table-cell office:value-type="string">
            <text:p>Weap Properties</text:p>
          </table:table-cell>
        </table:table-row>
        <table:table-row table:style-name="ro1">
          <table:table-cell office:value-type="float" office:value="1146537">
            <text:p>1146537</text:p>
          </table:table-cell>
          <table:table-cell office:value-type="string">
            <text:p>###</text:p>
          </table:table-cell>
          <table:table-cell office:value-type="float" office:value="1154941">
            <text:p>1154941</text:p>
          </table:table-cell>
          <table:table-cell office:value-type="string">
            <text:p>Explosion/Collision damage</text:p>
          </table:table-cell>
          <table:table-cell office:value-type="float" office:value="1181442">
            <text:p>1181442</text:p>
          </table:table-cell>
          <table:table-cell office:value-type="string">
            <text:p>HRL – Enable</text:p>
          </table:table-cell>
        </table:table-row>
        <table:table-row table:style-name="ro1">
          <table:table-cell office:value-type="float" office:value="1146538">
            <text:p>1146538</text:p>
          </table:table-cell>
          <table:table-cell office:value-type="string">
            <text:p>FRL – T</text:p>
          </table:table-cell>
          <table:table-cell office:value-type="float" office:value="1154942">
            <text:p>1154942</text:p>
          </table:table-cell>
          <table:table-cell office:value-type="string">
            <text:p>###</text:p>
          </table:table-cell>
          <table:table-cell office:value-type="float" office:value="1181443">
            <text:p>1181443</text:p>
          </table:table-cell>
          <table:table-cell office:value-type="string">
            <text:p>Enable2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 office:value-type="float" office:value="1154943">
            <text:p>1154943</text:p>
          </table:table-cell>
          <table:table-cell office:value-type="string">
            <text:p>###</text:p>
          </table:table-cell>
          <table:table-cell office:value-type="float" office:value="1181444">
            <text:p>1181444</text:p>
          </table:table-cell>
          <table:table-cell/>
        </table:table-row>
        <table:table-row table:style-name="ro1">
          <table:table-cell office:value-type="float" office:value="1146584">
            <text:p>1146584</text:p>
          </table:table-cell>
          <table:table-cell office:value-type="string">
            <text:p>HRL – Behaviour</text:p>
          </table:table-cell>
          <table:table-cell office:value-type="float" office:value="1154944">
            <text:p>1154944</text:p>
          </table:table-cell>
          <table:table-cell office:value-type="string">
            <text:p>###</text:p>
          </table:table-cell>
          <table:table-cell office:value-type="float" office:value="1181445">
            <text:p>1181445</text:p>
          </table:table-cell>
          <table:table-cell/>
        </table:table-row>
        <table:table-row table:style-name="ro1">
          <table:table-cell office:value-type="float" office:value="1146585">
            <text:p>1146585</text:p>
          </table:table-cell>
          <table:table-cell office:value-type="string">
            <text:p>FRL – B</text:p>
          </table:table-cell>
          <table:table-cell office:value-type="float" office:value="1154945">
            <text:p>1154945</text:p>
          </table:table-cell>
          <table:table-cell office:value-type="string">
            <text:p>System strength to Ions?</text:p>
          </table:table-cell>
          <table:table-cell office:value-type="float" office:value="1181446">
            <text:p>1181446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 office:value-type="float" office:value="1154946">
            <text:p>1154946</text:p>
          </table:table-cell>
          <table:table-cell/>
          <table:table-cell office:value-type="float" office:value="1181447">
            <text:p>1181447</text:p>
          </table:table-cell>
          <table:table-cell/>
        </table:table-row>
        <table:table-row table:style-name="ro1">
          <table:table-cell office:value-type="float" office:value="1146608">
            <text:p>1146608</text:p>
          </table:table-cell>
          <table:table-cell office:value-type="string">
            <text:p>HRL – Score</text:p>
          </table:table-cell>
          <table:table-cell office:value-type="float" office:value="1154947">
            <text:p>1154947</text:p>
          </table:table-cell>
          <table:table-cell office:value-type="string">
            <text:p>Top speed</text:p>
          </table:table-cell>
          <table:table-cell office:value-type="float" office:value="1181448">
            <text:p>1181448</text:p>
          </table:table-cell>
          <table:table-cell/>
        </table:table-row>
        <table:table-row table:style-name="ro1">
          <table:table-cell office:value-type="float" office:value="1146609">
            <text:p>1146609</text:p>
          </table:table-cell>
          <table:table-cell office:value-type="string">
            <text:p>###</text:p>
          </table:table-cell>
          <table:table-cell office:value-type="float" office:value="1154948">
            <text:p>1154948</text:p>
          </table:table-cell>
          <table:table-cell office:value-type="string">
            <text:p>###</text:p>
          </table:table-cell>
          <table:table-cell office:value-type="float" office:value="1181449">
            <text:p>1181449</text:p>
          </table:table-cell>
          <table:table-cell/>
        </table:table-row>
        <table:table-row table:style-name="ro1">
          <table:table-cell office:value-type="float" office:value="1146610">
            <text:p>1146610</text:p>
          </table:table-cell>
          <table:table-cell office:value-type="string">
            <text:p>FRL – Sc</text:p>
          </table:table-cell>
          <table:table-cell office:value-type="float" office:value="1154949">
            <text:p>1154949</text:p>
          </table:table-cell>
          <table:table-cell office:value-type="string">
            <text:p>Acceleration</text:p>
          </table:table-cell>
          <table:table-cell office:value-type="float" office:value="1181450">
            <text:p>1181450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 office:value-type="float" office:value="1154950">
            <text:p>1154950</text:p>
          </table:table-cell>
          <table:table-cell/>
          <table:table-cell office:value-type="float" office:value="1181451">
            <text:p>1181451</text:p>
          </table:table-cell>
          <table:table-cell office:value-type="string">
            <text:p>Score?</text:p>
          </table:table-cell>
        </table:table-row>
        <table:table-row table:style-name="ro1">
          <table:table-cell table:number-columns-repeated="2"/>
          <table:table-cell office:value-type="float" office:value="1154951">
            <text:p>1154951</text:p>
          </table:table-cell>
          <table:table-cell/>
          <table:table-cell office:value-type="float" office:value="1181452">
            <text:p>11814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52">
            <text:p>1154952</text:p>
          </table:table-cell>
          <table:table-cell/>
          <table:table-cell office:value-type="float" office:value="1181453">
            <text:p>11814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53">
            <text:p>1154953</text:p>
          </table:table-cell>
          <table:table-cell/>
          <table:table-cell office:value-type="float" office:value="1181454">
            <text:p>11814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54">
            <text:p>1154954</text:p>
          </table:table-cell>
          <table:table-cell/>
          <table:table-cell office:value-type="float" office:value="1181455">
            <text:p>11814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55">
            <text:p>1154955</text:p>
          </table:table-cell>
          <table:table-cell/>
          <table:table-cell office:value-type="float" office:value="1181456">
            <text:p>11814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56">
            <text:p>1154956</text:p>
          </table:table-cell>
          <table:table-cell/>
          <table:table-cell office:value-type="float" office:value="1181457">
            <text:p>11814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57">
            <text:p>1154957</text:p>
          </table:table-cell>
          <table:table-cell/>
          <table:table-cell office:value-type="float" office:value="1181458">
            <text:p>11814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58">
            <text:p>1154958</text:p>
          </table:table-cell>
          <table:table-cell office:value-type="string">
            <text:p>Roll maneuverability</text:p>
          </table:table-cell>
          <table:table-cell office:value-type="float" office:value="1181459">
            <text:p>11814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59">
            <text:p>1154959</text:p>
          </table:table-cell>
          <table:table-cell/>
          <table:table-cell office:value-type="float" office:value="1181460">
            <text:p>11814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60">
            <text:p>1154960</text:p>
          </table:table-cell>
          <table:table-cell office:value-type="string">
            <text:p>Pitch maneuverability</text:p>
          </table:table-cell>
          <table:table-cell office:value-type="float" office:value="1181461">
            <text:p>11814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61">
            <text:p>1154961</text:p>
          </table:table-cell>
          <table:table-cell office:value-type="string">
            <text:p>Destruction rotation rate</text:p>
          </table:table-cell>
          <table:table-cell office:value-type="float" office:value="1181462">
            <text:p>11814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62">
            <text:p>1154962</text:p>
          </table:table-cell>
          <table:table-cell office:value-type="string">
            <text:p>###</text:p>
          </table:table-cell>
          <table:table-cell office:value-type="float" office:value="1181463">
            <text:p>11814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63">
            <text:p>1154963</text:p>
          </table:table-cell>
          <table:table-cell office:value-type="string">
            <text:p>[unk]</text:p>
          </table:table-cell>
          <table:table-cell office:value-type="float" office:value="1181464">
            <text:p>1181464</text:p>
          </table:table-cell>
          <table:table-cell office:value-type="string">
            <text:p>Targeting type</text:p>
          </table:table-cell>
        </table:table-row>
        <table:table-row table:style-name="ro1">
          <table:table-cell table:number-columns-repeated="2"/>
          <table:table-cell office:value-type="float" office:value="1154964">
            <text:p>1154964</text:p>
          </table:table-cell>
          <table:table-cell office:value-type="string">
            <text:p>###</text:p>
          </table:table-cell>
          <table:table-cell office:value-type="float" office:value="1181465">
            <text:p>11814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4965">
            <text:p>1154965</text:p>
          </table:table-cell>
          <table:table-cell office:value-type="string">
            <text:p>Cockpit file</text:p>
          </table:table-cell>
          <table:table-cell office:value-type="float" office:value="1181466">
            <text:p>1181466</text:p>
          </table:table-cell>
          <table:table-cell office:value-type="string">
            <text:p>OPT File</text:p>
          </table:table-cell>
        </table:table-row>
        <table:table-row table:style-name="ro1">
          <table:table-cell table:number-columns-repeated="2"/>
          <table:table-cell office:value-type="float" office:value="1154966">
            <text:p>1154966</text:p>
          </table:table-cell>
          <table:table-cell office:value-type="string">
            <text:p>XXX</text:p>
          </table:table-cell>
          <table:table-cell office:value-type="float" office:value="1181467">
            <text:p>1181467</text:p>
          </table:table-cell>
          <table:table-cell office:value-type="string">
            <text:p>OPT line</text:p>
          </table:table-cell>
        </table:table-row>
        <table:table-row table:style-name="ro1">
          <table:table-cell table:number-columns-repeated="2"/>
          <table:table-cell office:value-type="float" office:value="1154967">
            <text:p>1154967</text:p>
          </table:table-cell>
          <table:table-cell office:value-type="string">
            <text:p>XXX</text:p>
          </table:table-cell>
          <table:table-cell office:value-type="float" office:value="1181468">
            <text:p>1181468</text:p>
          </table:table-cell>
          <table:table-cell office:value-type="string">
            <text:p>FRL – Enable</text:p>
          </table:table-cell>
        </table:table-row>
        <table:table-row table:style-name="ro1">
          <table:table-cell table:number-columns-repeated="2"/>
          <table:table-cell office:value-type="float" office:value="1154968">
            <text:p>1154968</text:p>
          </table:table-cell>
          <table:table-cell office:value-type="string">
            <text:p>XXX</text:p>
          </table:table-cell>
          <table:table-cell table:number-columns-repeated="2" office:value-type="string">
            <text:p>...</text:p>
          </table:table-cell>
        </table:table-row>
        <table:table-row table:style-name="ro1">
          <table:table-cell table:number-columns-repeated="2"/>
          <table:table-cell office:value-type="float" office:value="1154969">
            <text:p>1154969</text:p>
          </table:table-cell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70">
            <text:p>1154970</text:p>
          </table:table-cell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71">
            <text:p>1154971</text:p>
          </table:table-cell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72">
            <text:p>1154972</text:p>
          </table:table-cell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73">
            <text:p>11549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4974">
            <text:p>1154974</text:p>
          </table:table-cell>
          <table:table-cell office:value-type="string">
            <text:p>Laser 1 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75">
            <text:p>1154975</text:p>
          </table:table-cell>
          <table:table-cell office:value-type="string">
            <text:p>Laser 2 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76">
            <text:p>1154976</text:p>
          </table:table-cell>
          <table:table-cell office:value-type="string">
            <text:p>L1 start r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77">
            <text:p>1154977</text:p>
          </table:table-cell>
          <table:table-cell office:value-type="string">
            <text:p>L2 start r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78">
            <text:p>1154978</text:p>
          </table:table-cell>
          <table:table-cell office:value-type="string">
            <text:p>L1 end r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79">
            <text:p>1154979</text:p>
          </table:table-cell>
          <table:table-cell office:value-type="string">
            <text:p>L2 end r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80">
            <text:p>1154980</text:p>
          </table:table-cell>
          <table:table-cell office:value-type="string">
            <text:p>L1 link c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81">
            <text:p>1154981</text:p>
          </table:table-cell>
          <table:table-cell office:value-type="string">
            <text:p>L2 link c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82">
            <text:p>11549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4983">
            <text:p>11549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4984">
            <text:p>1154984</text:p>
          </table:table-cell>
          <table:table-cell office:value-type="string">
            <text:p>Missile 1 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85">
            <text:p>1154985</text:p>
          </table:table-cell>
          <table:table-cell office:value-type="string">
            <text:p>Missile 2 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86">
            <text:p>1154986</text:p>
          </table:table-cell>
          <table:table-cell office:value-type="string">
            <text:p>M1 start r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87">
            <text:p>1154987</text:p>
          </table:table-cell>
          <table:table-cell office:value-type="string">
            <text:p>M2 start r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88">
            <text:p>1154988</text:p>
          </table:table-cell>
          <table:table-cell office:value-type="string">
            <text:p>M1 end r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89">
            <text:p>1154989</text:p>
          </table:table-cell>
          <table:table-cell office:value-type="string">
            <text:p>M2 end r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0">
            <text:p>1154990</text:p>
          </table:table-cell>
          <table:table-cell office:value-type="string">
            <text:p>M1 link c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1">
            <text:p>1154991</text:p>
          </table:table-cell>
          <table:table-cell office:value-type="string">
            <text:p>M2 link c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2">
            <text:p>1154992</text:p>
          </table:table-cell>
          <table:table-cell office:value-type="string">
            <text:p>M1 capac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3">
            <text:p>1154993</text:p>
          </table:table-cell>
          <table:table-cell office:value-type="string">
            <text:p>M2 capac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4">
            <text:p>1154994</text:p>
          </table:table-cell>
          <table:table-cell office:value-type="string">
            <text:p>Rack 0 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5">
            <text:p>1154995</text:p>
          </table:table-cell>
          <table:table-cell office:value-type="string">
            <text:p>##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6">
            <text:p>1154996</text:p>
          </table:table-cell>
          <table:table-cell office:value-type="string">
            <text:p>Rack 0 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7">
            <text:p>1154997</text:p>
          </table:table-cell>
          <table:table-cell office:value-type="string">
            <text:p>##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8">
            <text:p>1154998</text:p>
          </table:table-cell>
          <table:table-cell office:value-type="string">
            <text:p>Rack 0 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99">
            <text:p>1154999</text:p>
          </table:table-cell>
          <table:table-cell office:value-type="string">
            <text:p>##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000">
            <text:p>1155000</text:p>
          </table:table-cell>
          <table:table-cell office:value-type="string">
            <text:p>Rack 0 capac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001">
            <text:p>1155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002">
            <text:p>1155002</text:p>
          </table:table-cell>
          <table:table-cell office:value-type="string">
            <text:p>Rack 1 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056">
            <text:p>1155056</text:p>
          </table:table-cell>
          <table:table-cell office:value-type="string">
            <text:p>Rack 7 capac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057">
            <text:p>11550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058">
            <text:p>11550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122">
            <text:p>1155122</text:p>
          </table:table-cell>
          <table:table-cell office:value-type="string">
            <text:p>Countermesa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123">
            <text:p>11551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124">
            <text:p>1155124</text:p>
          </table:table-cell>
          <table:table-cell office:value-type="string">
            <text:p>[unk]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169">
            <text:p>1155169</text:p>
          </table:table-cell>
          <table:table-cell office:value-type="string">
            <text:p>Y-wing CMD name</text:p>
          </table:table-cell>
          <table:table-cell table:number-columns-repeated="2"/>
        </table:table-row>
      </table:table>
      <table:table table:name="XWA" table:style-name="ta1" table:print="false">
        <office:forms form:automatic-focus="false" form:apply-design-mode="false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row table:style-name="ro1">
          <table:table-cell office:value-type="string">
            <text:p>***</text:p>
          </table:table-cell>
          <table:table-cell office:value-type="string">
            <text:p>S-foils</text:p>
          </table:table-cell>
          <table:table-cell/>
          <table:table-cell office:value-type="string">
            <text:p>***</text:p>
          </table:table-cell>
          <table:table-cell office:value-type="string">
            <text:p>Craft stats</text:p>
          </table:table-cell>
          <table:table-cell/>
          <table:table-cell office:value-type="string">
            <text:p>***</text:p>
          </table:table-cell>
          <table:table-cell office:value-type="string">
            <text:p>Craft properties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string">
            <text:p>X-wing start mode</text:p>
          </table:table-cell>
          <table:table-cell/>
          <table:table-cell office:value-type="float" office:value="1810568">
            <text:p>1810568</text:p>
          </table:table-cell>
          <table:table-cell office:value-type="string">
            <text:p>X-wing Shield recharge</text:p>
          </table:table-cell>
          <table:table-cell/>
          <table:table-cell office:value-type="float" office:value="2072152">
            <text:p>2072152</text:p>
          </table:table-cell>
          <table:table-cell office:value-type="string">
            <text:p>X-wing enable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office:value-type="string">
            <text:p>Y-wing start mode</text:p>
          </table:table-cell>
          <table:table-cell/>
          <table:table-cell office:value-type="float" office:value="1810569">
            <text:p>1810569</text:p>
          </table:table-cell>
          <table:table-cell office:value-type="string">
            <text:p>###</text:p>
          </table:table-cell>
          <table:table-cell/>
          <table:table-cell office:value-type="float" office:value="2072153">
            <text:p>2072153</text:p>
          </table:table-cell>
          <table:table-cell office:value-type="string">
            <text:p>[unk]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570">
            <text:p>1810570</text:p>
          </table:table-cell>
          <table:table-cell office:value-type="string">
            <text:p>Shield decharge</text:p>
          </table:table-cell>
          <table:table-cell/>
          <table:table-cell office:value-type="float" office:value="2072154">
            <text:p>2072154</text:p>
          </table:table-cell>
          <table:table-cell/>
        </table:table-row>
        <table:table-row table:style-name="ro1">
          <table:table-cell office:value-type="float" office:value="8388">
            <text:p>8388</text:p>
          </table:table-cell>
          <table:table-cell office:value-type="string">
            <text:p>X-wing S-foils enable</text:p>
          </table:table-cell>
          <table:table-cell/>
          <table:table-cell office:value-type="float" office:value="1810571">
            <text:p>1810571</text:p>
          </table:table-cell>
          <table:table-cell office:value-type="string">
            <text:p>###</text:p>
          </table:table-cell>
          <table:table-cell/>
          <table:table-cell office:value-type="float" office:value="2072155">
            <text:p>2072155</text:p>
          </table:table-cell>
          <table:table-cell office:value-type="string">
            <text:p>Craft type</text:p>
          </table:table-cell>
        </table:table-row>
        <table:table-row table:style-name="ro1">
          <table:table-cell office:value-type="float" office:value="8399">
            <text:p>8399</text:p>
          </table:table-cell>
          <table:table-cell office:value-type="string">
            <text:p>Y-wing S-foils enable</text:p>
          </table:table-cell>
          <table:table-cell/>
          <table:table-cell office:value-type="float" office:value="1810572">
            <text:p>1810572</text:p>
          </table:table-cell>
          <table:table-cell office:value-type="string">
            <text:p>Hyperdrive</text:p>
          </table:table-cell>
          <table:table-cell/>
          <table:table-cell office:value-type="float" office:value="2072156">
            <text:p>2072156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573">
            <text:p>1810573</text:p>
          </table:table-cell>
          <table:table-cell office:value-type="string">
            <text:p>Gun convergence mode</text:p>
          </table:table-cell>
          <table:table-cell/>
          <table:table-cell office:value-type="float" office:value="2072157">
            <text:p>2072157</text:p>
          </table:table-cell>
          <table:table-cell/>
        </table:table-row>
        <table:table-row table:style-name="ro1">
          <table:table-cell office:value-type="string">
            <text:p>***</text:p>
          </table:table-cell>
          <table:table-cell office:value-type="string">
            <text:p>Engine sounds</text:p>
          </table:table-cell>
          <table:table-cell/>
          <table:table-cell office:value-type="float" office:value="1810574">
            <text:p>1810574</text:p>
          </table:table-cell>
          <table:table-cell office:value-type="string">
            <text:p>Shields</text:p>
          </table:table-cell>
          <table:table-cell/>
          <table:table-cell office:value-type="float" office:value="2072158">
            <text:p>2072158</text:p>
          </table:table-cell>
          <table:table-cell/>
        </table:table-row>
        <table:table-row table:style-name="ro1">
          <table:table-cell office:value-type="float" office:value="247896">
            <text:p>247896</text:p>
          </table:table-cell>
          <table:table-cell office:value-type="string">
            <text:p>X-wing interior</text:p>
          </table:table-cell>
          <table:table-cell/>
          <table:table-cell office:value-type="float" office:value="1810575">
            <text:p>1810575</text:p>
          </table:table-cell>
          <table:table-cell office:value-type="string">
            <text:p>Shield strength</text:p>
          </table:table-cell>
          <table:table-cell/>
          <table:table-cell office:value-type="float" office:value="2072159">
            <text:p>2072159</text:p>
          </table:table-cell>
          <table:table-cell/>
        </table:table-row>
        <table:table-row table:style-name="ro1">
          <table:table-cell office:value-type="float" office:value="247897">
            <text:p>247897</text:p>
          </table:table-cell>
          <table:table-cell office:value-type="string">
            <text:p>Y-wing interior</text:p>
          </table:table-cell>
          <table:table-cell/>
          <table:table-cell office:value-type="float" office:value="1810576">
            <text:p>1810576</text:p>
          </table:table-cell>
          <table:table-cell office:value-type="string">
            <text:p>###</text:p>
          </table:table-cell>
          <table:table-cell/>
          <table:table-cell office:value-type="float" office:value="2072160">
            <text:p>2072160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577">
            <text:p>1810577</text:p>
          </table:table-cell>
          <table:table-cell office:value-type="string">
            <text:p>###</text:p>
          </table:table-cell>
          <table:table-cell/>
          <table:table-cell office:value-type="float" office:value="2072161">
            <text:p>2072161</text:p>
          </table:table-cell>
          <table:table-cell/>
        </table:table-row>
        <table:table-row table:style-name="ro1">
          <table:table-cell office:value-type="float" office:value="248056">
            <text:p>248056</text:p>
          </table:table-cell>
          <table:table-cell office:value-type="string">
            <text:p>X-wing [unk]</text:p>
          </table:table-cell>
          <table:table-cell/>
          <table:table-cell office:value-type="float" office:value="1810578">
            <text:p>1810578</text:p>
          </table:table-cell>
          <table:table-cell office:value-type="string">
            <text:p>###</text:p>
          </table:table-cell>
          <table:table-cell/>
          <table:table-cell office:value-type="float" office:value="2072162">
            <text:p>2072162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579">
            <text:p>1810579</text:p>
          </table:table-cell>
          <table:table-cell office:value-type="string">
            <text:p>Sensitivity to enemy fire</text:p>
          </table:table-cell>
          <table:table-cell/>
          <table:table-cell office:value-type="float" office:value="2072163">
            <text:p>2072163</text:p>
          </table:table-cell>
          <table:table-cell/>
        </table:table-row>
        <table:table-row table:style-name="ro1">
          <table:table-cell office:value-type="float" office:value="250052">
            <text:p>250052</text:p>
          </table:table-cell>
          <table:table-cell office:value-type="string">
            <text:p>X-wing flyby</text:p>
          </table:table-cell>
          <table:table-cell/>
          <table:table-cell office:value-type="float" office:value="1810580">
            <text:p>1810580</text:p>
          </table:table-cell>
          <table:table-cell table:number-columns-repeated="2"/>
          <table:table-cell office:value-type="float" office:value="2072164">
            <text:p>2072164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581">
            <text:p>1810581</text:p>
          </table:table-cell>
          <table:table-cell office:value-type="string">
            <text:p>Hull strength</text:p>
          </table:table-cell>
          <table:table-cell/>
          <table:table-cell office:value-type="float" office:value="2072165">
            <text:p>2072165</text:p>
          </table:table-cell>
          <table:table-cell/>
        </table:table-row>
        <table:table-row table:style-name="ro1">
          <table:table-cell office:value-type="float" office:value="363128">
            <text:p>363128</text:p>
          </table:table-cell>
          <table:table-cell office:value-type="string">
            <text:p>X-wing launch</text:p>
          </table:table-cell>
          <table:table-cell/>
          <table:table-cell office:value-type="float" office:value="1810582">
            <text:p>1810582</text:p>
          </table:table-cell>
          <table:table-cell office:value-type="string">
            <text:p>###</text:p>
          </table:table-cell>
          <table:table-cell/>
          <table:table-cell office:value-type="float" office:value="2072166">
            <text:p>2072166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583">
            <text:p>1810583</text:p>
          </table:table-cell>
          <table:table-cell office:value-type="string">
            <text:p>###</text:p>
          </table:table-cell>
          <table:table-cell/>
          <table:table-cell office:value-type="float" office:value="2072167">
            <text:p>2072167</text:p>
          </table:table-cell>
          <table:table-cell/>
        </table:table-row>
        <table:table-row table:style-name="ro1">
          <table:table-cell office:value-type="string">
            <text:p>***</text:p>
          </table:table-cell>
          <table:table-cell office:value-type="string">
            <text:p>Mission pics</text:p>
          </table:table-cell>
          <table:table-cell/>
          <table:table-cell office:value-type="float" office:value="1810584">
            <text:p>1810584</text:p>
          </table:table-cell>
          <table:table-cell office:value-type="string">
            <text:p>###</text:p>
          </table:table-cell>
          <table:table-cell/>
          <table:table-cell office:value-type="float" office:value="2072168">
            <text:p>2072168</text:p>
          </table:table-cell>
          <table:table-cell office:value-type="string">
            <text:p>Targeting type</text:p>
          </table:table-cell>
        </table:table-row>
        <table:table-row table:style-name="ro1">
          <table:table-cell office:value-type="float" office:value="1429870">
            <text:p>1429870</text:p>
          </table:table-cell>
          <table:table-cell office:value-type="string">
            <text:p>Number of missions</text:p>
          </table:table-cell>
          <table:table-cell/>
          <table:table-cell office:value-type="float" office:value="1810585">
            <text:p>1810585</text:p>
          </table:table-cell>
          <table:table-cell office:value-type="string">
            <text:p>Explosive/Collision damage</text:p>
          </table:table-cell>
          <table:table-cell/>
          <table:table-cell office:value-type="float" office:value="2072169">
            <text:p>2072169</text:p>
          </table:table-cell>
          <table:table-cell office:value-type="string">
            <text:p>Secondary weapons</text:p>
          </table:table-cell>
        </table:table-row>
        <table:table-row table:style-name="ro1">
          <table:table-cell office:value-type="float" office:value="1429892">
            <text:p>1429892</text:p>
          </table:table-cell>
          <table:table-cell office:value-type="string">
            <text:p>Mission sticker num</text:p>
          </table:table-cell>
          <table:table-cell/>
          <table:table-cell office:value-type="float" office:value="1810586">
            <text:p>1810586</text:p>
          </table:table-cell>
          <table:table-cell office:value-type="string">
            <text:p>###</text:p>
          </table:table-cell>
          <table:table-cell/>
          <table:table-cell office:value-type="float" office:value="2072170">
            <text:p>2072170</text:p>
          </table:table-cell>
          <table:table-cell office:value-type="string">
            <text:p>Species pointer</text:p>
          </table:table-cell>
        </table:table-row>
        <table:table-row table:style-name="ro1">
          <table:table-cell office:value-type="float" office:value="1429917">
            <text:p>1429917</text:p>
          </table:table-cell>
          <table:table-cell office:value-type="string">
            <text:p>Number of battles</text:p>
          </table:table-cell>
          <table:table-cell/>
          <table:table-cell office:value-type="float" office:value="1810587">
            <text:p>1810587</text:p>
          </table:table-cell>
          <table:table-cell office:value-type="string">
            <text:p>###</text:p>
          </table:table-cell>
          <table:table-cell/>
          <table:table-cell office:value-type="float" office:value="2072171">
            <text:p>2072171</text:p>
          </table:table-cell>
          <table:table-cell/>
        </table:table-row>
        <table:table-row table:style-name="ro1">
          <table:table-cell office:value-type="string">
            <text:p>***</text:p>
          </table:table-cell>
          <table:table-cell office:value-type="string">
            <text:p>HUD icons</text:p>
          </table:table-cell>
          <table:table-cell/>
          <table:table-cell office:value-type="float" office:value="1810588">
            <text:p>1810588</text:p>
          </table:table-cell>
          <table:table-cell office:value-type="string">
            <text:p>###</text:p>
          </table:table-cell>
          <table:table-cell/>
          <table:table-cell office:value-type="float" office:value="2072172">
            <text:p>2072172</text:p>
          </table:table-cell>
          <table:table-cell office:value-type="string">
            <text:p>OPT File</text:p>
          </table:table-cell>
        </table:table-row>
        <table:table-row table:style-name="ro1">
          <table:table-cell office:value-type="float" office:value="1738250">
            <text:p>1738250</text:p>
          </table:table-cell>
          <table:table-cell office:value-type="string">
            <text:p>X-wing</text:p>
          </table:table-cell>
          <table:table-cell/>
          <table:table-cell office:value-type="float" office:value="1810589">
            <text:p>1810589</text:p>
          </table:table-cell>
          <table:table-cell office:value-type="string">
            <text:p>System strength to Ions</text:p>
          </table:table-cell>
          <table:table-cell/>
          <table:table-cell office:value-type="float" office:value="2072173">
            <text:p>2072173</text:p>
          </table:table-cell>
          <table:table-cell office:value-type="string">
            <text:p>###</text:p>
          </table:table-cell>
        </table:table-row>
        <table:table-row table:style-name="ro1">
          <table:table-cell office:value-type="float" office:value="1738251">
            <text:p>1738251</text:p>
          </table:table-cell>
          <table:table-cell office:value-type="string">
            <text:p>###</text:p>
          </table:table-cell>
          <table:table-cell/>
          <table:table-cell office:value-type="float" office:value="1810590">
            <text:p>1810590</text:p>
          </table:table-cell>
          <table:table-cell table:number-columns-repeated="2"/>
          <table:table-cell office:value-type="float" office:value="2072174">
            <text:p>2072174</text:p>
          </table:table-cell>
          <table:table-cell office:value-type="string">
            <text:p>OPT line</text:p>
          </table:table-cell>
        </table:table-row>
        <table:table-row table:style-name="ro1">
          <table:table-cell office:value-type="float" office:value="1738252">
            <text:p>1738252</text:p>
          </table:table-cell>
          <table:table-cell office:value-type="string">
            <text:p>Y-wing</text:p>
          </table:table-cell>
          <table:table-cell/>
          <table:table-cell office:value-type="float" office:value="1810591">
            <text:p>1810591</text:p>
          </table:table-cell>
          <table:table-cell table:number-columns-repeated="2"/>
          <table:table-cell office:value-type="float" office:value="2072175">
            <text:p>2072175</text:p>
          </table:table-cell>
          <table:table-cell office:value-type="string">
            <text:p>###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592">
            <text:p>1810592</text:p>
          </table:table-cell>
          <table:table-cell office:value-type="string">
            <text:p>Speed</text:p>
          </table:table-cell>
          <table:table-cell/>
          <table:table-cell office:value-type="float" office:value="2072176">
            <text:p>2072176</text:p>
          </table:table-cell>
          <table:table-cell office:value-type="string">
            <text:p>Y-wing Enable</text:p>
          </table:table-cell>
        </table:table-row>
        <table:table-row table:style-name="ro1">
          <table:table-cell office:value-type="string">
            <text:p>***</text:p>
          </table:table-cell>
          <table:table-cell office:value-type="string">
            <text:p>Map icons</text:p>
          </table:table-cell>
          <table:table-cell/>
          <table:table-cell office:value-type="float" office:value="1810593">
            <text:p>1810593</text:p>
          </table:table-cell>
          <table:table-cell office:value-type="string">
            <text:p>###</text:p>
          </table:table-cell>
          <table:table-cell/>
          <table:table-cell table:number-columns-repeated="2" office:value-type="string">
            <text:p>...</text:p>
          </table:table-cell>
        </table:table-row>
        <table:table-row table:style-name="ro1">
          <table:table-cell office:value-type="float" office:value="1739482">
            <text:p>1739482</text:p>
          </table:table-cell>
          <table:table-cell office:value-type="string">
            <text:p>X-wing</text:p>
          </table:table-cell>
          <table:table-cell/>
          <table:table-cell office:value-type="float" office:value="1810594">
            <text:p>1810594</text:p>
          </table:table-cell>
          <table:table-cell office:value-type="string">
            <text:p>Acceleration</text:p>
          </table:table-cell>
          <table:table-cell/>
          <table:table-cell office:value-type="string">
            <text:p>***</text:p>
          </table:table-cell>
          <table:table-cell office:value-type="string">
            <text:p>Weapon properties</text:p>
          </table:table-cell>
        </table:table-row>
        <table:table-row table:style-name="ro1">
          <table:table-cell office:value-type="float" office:value="1739483">
            <text:p>1739483</text:p>
          </table:table-cell>
          <table:table-cell office:value-type="string">
            <text:p>###</text:p>
          </table:table-cell>
          <table:table-cell/>
          <table:table-cell office:value-type="float" office:value="1810595">
            <text:p>1810595</text:p>
          </table:table-cell>
          <table:table-cell table:number-columns-repeated="2"/>
          <table:table-cell office:value-type="float" office:value="2078848">
            <text:p>2078848</text:p>
          </table:table-cell>
          <table:table-cell office:value-type="string">
            <text:p>HRL – Enable</text:p>
          </table:table-cell>
        </table:table-row>
        <table:table-row table:style-name="ro1">
          <table:table-cell office:value-type="float" office:value="1739484">
            <text:p>1739484</text:p>
          </table:table-cell>
          <table:table-cell office:value-type="string">
            <text:p>Y-wing</text:p>
          </table:table-cell>
          <table:table-cell/>
          <table:table-cell office:value-type="float" office:value="1810596">
            <text:p>1810596</text:p>
          </table:table-cell>
          <table:table-cell office:value-type="string">
            <text:p>Deceleration</text:p>
          </table:table-cell>
          <table:table-cell/>
          <table:table-cell office:value-type="float" office:value="2078849">
            <text:p>2078849</text:p>
          </table:table-cell>
          <table:table-cell office:value-type="string">
            <text:p>Enable2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597">
            <text:p>1810597</text:p>
          </table:table-cell>
          <table:table-cell table:number-columns-repeated="2"/>
          <table:table-cell office:value-type="float" office:value="2078850">
            <text:p>2078850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string">
            <text:p>***</text:p>
          </table:table-cell>
          <table:table-cell office:value-type="string">
            <text:p>Species table</text:p>
          </table:table-cell>
          <table:table-cell/>
          <table:table-cell office:value-type="float" office:value="1810598">
            <text:p>1810598</text:p>
          </table:table-cell>
          <table:table-cell table:number-columns-repeated="2"/>
          <table:table-cell office:value-type="float" office:value="2078851">
            <text:p>2078851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float" office:value="1768306">
            <text:p>1768306</text:p>
          </table:table-cell>
          <table:table-cell office:value-type="string">
            <text:p>X-wing</text:p>
          </table:table-cell>
          <table:table-cell/>
          <table:table-cell office:value-type="float" office:value="1810599">
            <text:p>1810599</text:p>
          </table:table-cell>
          <table:table-cell office:value-type="string">
            <text:p>AI maneuverability</text:p>
          </table:table-cell>
          <table:table-cell/>
          <table:table-cell office:value-type="float" office:value="2078852">
            <text:p>2078852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float" office:value="1768307">
            <text:p>1768307</text:p>
          </table:table-cell>
          <table:table-cell office:value-type="string">
            <text:p>###</text:p>
          </table:table-cell>
          <table:table-cell/>
          <table:table-cell office:value-type="float" office:value="1810600">
            <text:p>1810600</text:p>
          </table:table-cell>
          <table:table-cell table:number-columns-repeated="2"/>
          <table:table-cell office:value-type="float" office:value="2078853">
            <text:p>2078853</text:p>
          </table:table-cell>
          <table:table-cell office:value-type="string">
            <text:p>[unk]</text:p>
          </table:table-cell>
        </table:table-row>
        <table:table-row table:style-name="ro1">
          <table:table-cell office:value-type="float" office:value="1768308">
            <text:p>1768308</text:p>
          </table:table-cell>
          <table:table-cell office:value-type="string">
            <text:p>Y-wing</text:p>
          </table:table-cell>
          <table:table-cell/>
          <table:table-cell office:value-type="float" office:value="1810601">
            <text:p>1810601</text:p>
          </table:table-cell>
          <table:table-cell table:number-columns-repeated="2"/>
          <table:table-cell office:value-type="float" office:value="2078854">
            <text:p>2078854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602">
            <text:p>1810602</text:p>
          </table:table-cell>
          <table:table-cell table:number-columns-repeated="2"/>
          <table:table-cell office:value-type="float" office:value="2078855">
            <text:p>2078855</text:p>
          </table:table-cell>
          <table:table-cell/>
        </table:table-row>
        <table:table-row table:style-name="ro1">
          <table:table-cell office:value-type="float" office:value="1768768">
            <text:p>1768768</text:p>
          </table:table-cell>
          <table:table-cell office:value-type="string">
            <text:p>Unused</text:p>
          </table:table-cell>
          <table:table-cell/>
          <table:table-cell office:value-type="float" office:value="1810603">
            <text:p>1810603</text:p>
          </table:table-cell>
          <table:table-cell office:value-type="string">
            <text:p>Roll</text:p>
          </table:table-cell>
          <table:table-cell/>
          <table:table-cell office:value-type="float" office:value="2078856">
            <text:p>2078856</text:p>
          </table:table-cell>
          <table:table-cell/>
        </table:table-row>
        <table:table-row table:style-name="ro1">
          <table:table-cell office:value-type="float" office:value="1768769">
            <text:p>1768769</text:p>
          </table:table-cell>
          <table:table-cell office:value-type="string">
            <text:p>###</text:p>
          </table:table-cell>
          <table:table-cell/>
          <table:table-cell office:value-type="float" office:value="1810604">
            <text:p>1810604</text:p>
          </table:table-cell>
          <table:table-cell table:number-columns-repeated="2"/>
          <table:table-cell office:value-type="float" office:value="2078857">
            <text:p>2078857</text:p>
          </table:table-cell>
          <table:table-cell/>
        </table:table-row>
        <table:table-row table:style-name="ro1">
          <table:table-cell office:value-type="string">
            <text:p>***</text:p>
          </table:table-cell>
          <table:table-cell office:value-type="string">
            <text:p>Weapon stats</text:p>
          </table:table-cell>
          <table:table-cell/>
          <table:table-cell office:value-type="float" office:value="1810605">
            <text:p>1810605</text:p>
          </table:table-cell>
          <table:table-cell office:value-type="string">
            <text:p>Pitch</text:p>
          </table:table-cell>
          <table:table-cell/>
          <table:table-cell office:value-type="float" office:value="2078858">
            <text:p>2078858</text:p>
          </table:table-cell>
          <table:table-cell/>
        </table:table-row>
        <table:table-row table:style-name="ro1">
          <table:table-cell office:value-type="float" office:value="1790136">
            <text:p>1790136</text:p>
          </table:table-cell>
          <table:table-cell office:value-type="string">
            <text:p>HRL – Power</text:p>
          </table:table-cell>
          <table:table-cell/>
          <table:table-cell office:value-type="float" office:value="1810606">
            <text:p>1810606</text:p>
          </table:table-cell>
          <table:table-cell office:value-type="string">
            <text:p>Destruction rotation rate</text:p>
          </table:table-cell>
          <table:table-cell/>
          <table:table-cell office:value-type="float" office:value="2078859">
            <text:p>2078859</text:p>
          </table:table-cell>
          <table:table-cell/>
        </table:table-row>
        <table:table-row table:style-name="ro1">
          <table:table-cell office:value-type="float" office:value="1790137">
            <text:p>1790137</text:p>
          </table:table-cell>
          <table:table-cell office:value-type="string">
            <text:p>###</text:p>
          </table:table-cell>
          <table:table-cell/>
          <table:table-cell office:value-type="float" office:value="1810607">
            <text:p>1810607</text:p>
          </table:table-cell>
          <table:table-cell office:value-type="string">
            <text:p>###</text:p>
          </table:table-cell>
          <table:table-cell/>
          <table:table-cell office:value-type="float" office:value="2078860">
            <text:p>2078860</text:p>
          </table:table-cell>
          <table:table-cell/>
        </table:table-row>
        <table:table-row table:style-name="ro1">
          <table:table-cell office:value-type="float" office:value="1790138">
            <text:p>1790138</text:p>
          </table:table-cell>
          <table:table-cell office:value-type="string">
            <text:p>###</text:p>
          </table:table-cell>
          <table:table-cell/>
          <table:table-cell office:value-type="float" office:value="1810608">
            <text:p>1810608</text:p>
          </table:table-cell>
          <table:table-cell office:value-type="string">
            <text:p>Score</text:p>
          </table:table-cell>
          <table:table-cell/>
          <table:table-cell office:value-type="float" office:value="2078861">
            <text:p>2078861</text:p>
          </table:table-cell>
          <table:table-cell/>
        </table:table-row>
        <table:table-row table:style-name="ro1">
          <table:table-cell office:value-type="float" office:value="1790139">
            <text:p>1790139</text:p>
          </table:table-cell>
          <table:table-cell office:value-type="string">
            <text:p>###</text:p>
          </table:table-cell>
          <table:table-cell/>
          <table:table-cell office:value-type="float" office:value="1810609">
            <text:p>1810609</text:p>
          </table:table-cell>
          <table:table-cell office:value-type="string">
            <text:p>###</text:p>
          </table:table-cell>
          <table:table-cell/>
          <table:table-cell office:value-type="float" office:value="2078862">
            <text:p>2078862</text:p>
          </table:table-cell>
          <table:table-cell/>
        </table:table-row>
        <table:table-row table:style-name="ro1">
          <table:table-cell office:value-type="float" office:value="1790140">
            <text:p>1790140</text:p>
          </table:table-cell>
          <table:table-cell office:value-type="string">
            <text:p>FRL – Power</text:p>
          </table:table-cell>
          <table:table-cell/>
          <table:table-cell office:value-type="float" office:value="1810610">
            <text:p>1810610</text:p>
          </table:table-cell>
          <table:table-cell office:value-type="string">
            <text:p>Cockpit file</text:p>
          </table:table-cell>
          <table:table-cell/>
          <table:table-cell office:value-type="float" office:value="2078863">
            <text:p>2078863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611">
            <text:p>1810611</text:p>
          </table:table-cell>
          <table:table-cell office:value-type="string">
            <text:p>XXX</text:p>
          </table:table-cell>
          <table:table-cell/>
          <table:table-cell office:value-type="float" office:value="2078864">
            <text:p>2078864</text:p>
          </table:table-cell>
          <table:table-cell office:value-type="string">
            <text:p>Targeting type</text:p>
          </table:table-cell>
        </table:table-row>
        <table:table-row table:style-name="ro1">
          <table:table-cell office:value-type="float" office:value="1790200">
            <text:p>1790200</text:p>
          </table:table-cell>
          <table:table-cell office:value-type="string">
            <text:p>Ion Pulse</text:p>
          </table:table-cell>
          <table:table-cell/>
          <table:table-cell office:value-type="float" office:value="1810612">
            <text:p>1810612</text:p>
          </table:table-cell>
          <table:table-cell office:value-type="string">
            <text:p>XXX</text:p>
          </table:table-cell>
          <table:table-cell/>
          <table:table-cell office:value-type="float" office:value="2078865">
            <text:p>2078865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table:number-columns-repeated="2" office:value-type="string">
            <text:p>...</text:p>
          </table:table-cell>
          <table:table-cell/>
          <table:table-cell office:value-type="float" office:value="2078866">
            <text:p>2078866</text:p>
          </table:table-cell>
          <table:table-cell/>
        </table:table-row>
        <table:table-row table:style-name="ro1">
          <table:table-cell office:value-type="float" office:value="1790204">
            <text:p>1790204</text:p>
          </table:table-cell>
          <table:table-cell office:value-type="string">
            <text:p>Red Laser 2</text:p>
          </table:table-cell>
          <table:table-cell/>
          <table:table-cell office:value-type="float" office:value="1810865">
            <text:p>1810865</text:p>
          </table:table-cell>
          <table:table-cell office:value-type="string">
            <text:p>XXX</text:p>
          </table:table-cell>
          <table:table-cell/>
          <table:table-cell office:value-type="float" office:value="2078867">
            <text:p>2078867</text:p>
          </table:table-cell>
          <table:table-cell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66">
            <text:p>1810866</text:p>
          </table:table-cell>
          <table:table-cell office:value-type="string">
            <text:p>Laser 1 type</text:p>
          </table:table-cell>
          <table:table-cell/>
          <table:table-cell office:value-type="float" office:value="2078868">
            <text:p>2078868</text:p>
          </table:table-cell>
          <table:table-cell office:value-type="string">
            <text:p>OPT File</text:p>
          </table:table-cell>
        </table:table-row>
        <table:table-row table:style-name="ro1">
          <table:table-cell office:value-type="float" office:value="1790208">
            <text:p>1790208</text:p>
          </table:table-cell>
          <table:table-cell office:value-type="string">
            <text:p>Flare</text:p>
          </table:table-cell>
          <table:table-cell/>
          <table:table-cell office:value-type="float" office:value="1810867">
            <text:p>1810867</text:p>
          </table:table-cell>
          <table:table-cell office:value-type="string">
            <text:p>###</text:p>
          </table:table-cell>
          <table:table-cell/>
          <table:table-cell office:value-type="float" office:value="2078869">
            <text:p>2078869</text:p>
          </table:table-cell>
          <table:table-cell office:value-type="string">
            <text:p>###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68">
            <text:p>1810868</text:p>
          </table:table-cell>
          <table:table-cell office:value-type="string">
            <text:p>L2 type</text:p>
          </table:table-cell>
          <table:table-cell/>
          <table:table-cell office:value-type="float" office:value="2078870">
            <text:p>2078870</text:p>
          </table:table-cell>
          <table:table-cell office:value-type="string">
            <text:p>OPT line</text:p>
          </table:table-cell>
        </table:table-row>
        <table:table-row table:style-name="ro1">
          <table:table-cell office:value-type="float" office:value="1790212">
            <text:p>1790212</text:p>
          </table:table-cell>
          <table:table-cell office:value-type="string">
            <text:p>Chaff?</text:p>
          </table:table-cell>
          <table:table-cell/>
          <table:table-cell office:value-type="float" office:value="1810869">
            <text:p>1810869</text:p>
          </table:table-cell>
          <table:table-cell office:value-type="string">
            <text:p>###</text:p>
          </table:table-cell>
          <table:table-cell/>
          <table:table-cell office:value-type="float" office:value="2078871">
            <text:p>2078871</text:p>
          </table:table-cell>
          <table:table-cell office:value-type="string">
            <text:p>###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70">
            <text:p>1810870</text:p>
          </table:table-cell>
          <table:table-cell office:value-type="string">
            <text:p>L3 type</text:p>
          </table:table-cell>
          <table:table-cell/>
          <table:table-cell office:value-type="float" office:value="2078872">
            <text:p>2078872</text:p>
          </table:table-cell>
          <table:table-cell office:value-type="string">
            <text:p>FRL – Enable</text:p>
          </table:table-cell>
        </table:table-row>
        <table:table-row table:style-name="ro1">
          <table:table-cell office:value-type="float" office:value="1790216">
            <text:p>1790216</text:p>
          </table:table-cell>
          <table:table-cell office:value-type="string">
            <text:p>Cluster?</text:p>
          </table:table-cell>
          <table:table-cell/>
          <table:table-cell office:value-type="float" office:value="1810871">
            <text:p>1810871</text:p>
          </table:table-cell>
          <table:table-cell office:value-type="string">
            <text:p>###</text:p>
          </table:table-cell>
          <table:table-cell/>
          <table:table-cell table:number-columns-repeated="2" office:value-type="string">
            <text:p>...</text:p>
          </table:table-cell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72">
            <text:p>1810872</text:p>
          </table:table-cell>
          <table:table-cell office:value-type="string">
            <text:p>L1 start rack</text:p>
          </table:table-cell>
          <table:table-cell table:number-columns-repeated="3"/>
        </table:table-row>
        <table:table-row table:style-name="ro1">
          <table:table-cell office:value-type="float" office:value="1790220">
            <text:p>1790220</text:p>
          </table:table-cell>
          <table:table-cell office:value-type="string">
            <text:p>RL 3</text:p>
          </table:table-cell>
          <table:table-cell/>
          <table:table-cell office:value-type="float" office:value="1810873">
            <text:p>1810873</text:p>
          </table:table-cell>
          <table:table-cell office:value-type="string">
            <text:p>L2 start rack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74">
            <text:p>1810874</text:p>
          </table:table-cell>
          <table:table-cell office:value-type="string">
            <text:p>L3 start rack</text:p>
          </table:table-cell>
          <table:table-cell table:number-columns-repeated="3"/>
        </table:table-row>
        <table:table-row table:style-name="ro1">
          <table:table-cell office:value-type="float" office:value="1790224">
            <text:p>1790224</text:p>
          </table:table-cell>
          <table:table-cell office:value-type="string">
            <text:p>RL 4</text:p>
          </table:table-cell>
          <table:table-cell/>
          <table:table-cell office:value-type="float" office:value="1810875">
            <text:p>1810875</text:p>
          </table:table-cell>
          <table:table-cell office:value-type="string">
            <text:p>L1 end rack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76">
            <text:p>1810876</text:p>
          </table:table-cell>
          <table:table-cell office:value-type="string">
            <text:p>L2 end rack</text:p>
          </table:table-cell>
          <table:table-cell table:number-columns-repeated="3"/>
        </table:table-row>
        <table:table-row table:style-name="ro1">
          <table:table-cell office:value-type="float" office:value="1790228">
            <text:p>1790228</text:p>
          </table:table-cell>
          <table:table-cell office:value-type="string">
            <text:p>GL 2</text:p>
          </table:table-cell>
          <table:table-cell/>
          <table:table-cell office:value-type="float" office:value="1810877">
            <text:p>1810877</text:p>
          </table:table-cell>
          <table:table-cell office:value-type="string">
            <text:p>L3 end rack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78">
            <text:p>1810878</text:p>
          </table:table-cell>
          <table:table-cell office:value-type="string">
            <text:p>L1 link code</text:p>
          </table:table-cell>
          <table:table-cell table:number-columns-repeated="3"/>
        </table:table-row>
        <table:table-row table:style-name="ro1">
          <table:table-cell office:value-type="float" office:value="1790232">
            <text:p>1790232</text:p>
          </table:table-cell>
          <table:table-cell office:value-type="string">
            <text:p>GL 3</text:p>
          </table:table-cell>
          <table:table-cell/>
          <table:table-cell office:value-type="float" office:value="1810879">
            <text:p>1810879</text:p>
          </table:table-cell>
          <table:table-cell office:value-type="string">
            <text:p>L2 link code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80">
            <text:p>1810880</text:p>
          </table:table-cell>
          <table:table-cell office:value-type="string">
            <text:p>L3 link code</text:p>
          </table:table-cell>
          <table:table-cell table:number-columns-repeated="3"/>
        </table:table-row>
        <table:table-row table:style-name="ro2">
          <table:table-cell office:value-type="float" office:value="1790236">
            <text:p>1790236</text:p>
          </table:table-cell>
          <table:table-cell office:value-type="string">
            <text:p>GL 4</text:p>
          </table:table-cell>
          <table:table-cell/>
          <table:table-cell office:value-type="float" office:value="1810881">
            <text:p>1810881</text:p>
          </table:table-cell>
          <table:table-cell office:value-type="string">
            <text:p>1<text:span text:style-name="T1">st</text:span> Laser sequence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...</text:p>
          </table:table-cell>
          <table:table-cell/>
          <table:table-cell office:value-type="float" office:value="1810882">
            <text:p>1810882</text:p>
          </table:table-cell>
          <table:table-cell office:value-type="string">
            <text:p>2<text:span text:style-name="T1">nd</text:span> Laser sequence</text:p>
          </table:table-cell>
          <table:table-cell table:number-columns-repeated="3"/>
        </table:table-row>
        <table:table-row table:style-name="ro2">
          <table:table-cell office:value-type="float" office:value="1790240">
            <text:p>1790240</text:p>
          </table:table-cell>
          <table:table-cell office:value-type="string">
            <text:p>Death Star laser</text:p>
          </table:table-cell>
          <table:table-cell/>
          <table:table-cell office:value-type="float" office:value="1810883">
            <text:p>1810883</text:p>
          </table:table-cell>
          <table:table-cell office:value-type="string">
            <text:p>3<text:span text:style-name="T1">rd</text:span> Laser sequence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84">
            <text:p>1810884</text:p>
          </table:table-cell>
          <table:table-cell office:value-type="string">
            <text:p>L1 range</text:p>
          </table:table-cell>
          <table:table-cell table:number-columns-repeated="3"/>
        </table:table-row>
        <table:table-row table:style-name="ro1">
          <table:table-cell office:value-type="float" office:value="1790244">
            <text:p>1790244</text:p>
          </table:table-cell>
          <table:table-cell office:value-type="string">
            <text:p>Empty</text:p>
          </table:table-cell>
          <table:table-cell/>
          <table:table-cell office:value-type="float" office:value="1810885">
            <text:p>1810885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86">
            <text:p>1810886</text:p>
          </table:table-cell>
          <table:table-cell table:number-columns-repeated="4"/>
        </table:table-row>
        <table:table-row table:style-name="ro1">
          <table:table-cell office:value-type="float" office:value="1790248">
            <text:p>1790248</text:p>
          </table:table-cell>
          <table:table-cell office:value-type="string">
            <text:p>HRL – Speed</text:p>
          </table:table-cell>
          <table:table-cell/>
          <table:table-cell office:value-type="float" office:value="1810887">
            <text:p>1810887</text:p>
          </table:table-cell>
          <table:table-cell table:number-columns-repeated="4"/>
        </table:table-row>
        <table:table-row table:style-name="ro1">
          <table:table-cell office:value-type="float" office:value="1790249">
            <text:p>1790249</text:p>
          </table:table-cell>
          <table:table-cell office:value-type="string">
            <text:p>###</text:p>
          </table:table-cell>
          <table:table-cell/>
          <table:table-cell office:value-type="float" office:value="1810888">
            <text:p>1810888</text:p>
          </table:table-cell>
          <table:table-cell office:value-type="string">
            <text:p>L2 range</text:p>
          </table:table-cell>
          <table:table-cell table:number-columns-repeated="3"/>
        </table:table-row>
        <table:table-row table:style-name="ro1">
          <table:table-cell office:value-type="float" office:value="1790250">
            <text:p>1790250</text:p>
          </table:table-cell>
          <table:table-cell office:value-type="string">
            <text:p>FRL – Speed</text:p>
          </table:table-cell>
          <table:table-cell/>
          <table:table-cell office:value-type="float" office:value="1810889">
            <text:p>1810889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90">
            <text:p>1810890</text:p>
          </table:table-cell>
          <table:table-cell table:number-columns-repeated="4"/>
        </table:table-row>
        <table:table-row table:style-name="ro1">
          <table:table-cell office:value-type="float" office:value="1790304">
            <text:p>1790304</text:p>
          </table:table-cell>
          <table:table-cell office:value-type="string">
            <text:p>HRL – Duration</text:p>
          </table:table-cell>
          <table:table-cell/>
          <table:table-cell office:value-type="float" office:value="1810891">
            <text:p>1810891</text:p>
          </table:table-cell>
          <table:table-cell table:number-columns-repeated="4"/>
        </table:table-row>
        <table:table-row table:style-name="ro1">
          <table:table-cell office:value-type="float" office:value="1790305">
            <text:p>1790305</text:p>
          </table:table-cell>
          <table:table-cell office:value-type="string">
            <text:p>###</text:p>
          </table:table-cell>
          <table:table-cell/>
          <table:table-cell office:value-type="float" office:value="1810892">
            <text:p>1810892</text:p>
          </table:table-cell>
          <table:table-cell office:value-type="string">
            <text:p>L3 range</text:p>
          </table:table-cell>
          <table:table-cell table:number-columns-repeated="3"/>
        </table:table-row>
        <table:table-row table:style-name="ro1">
          <table:table-cell office:value-type="float" office:value="1790306">
            <text:p>1790306</text:p>
          </table:table-cell>
          <table:table-cell office:value-type="string">
            <text:p>FRL – Duration</text:p>
          </table:table-cell>
          <table:table-cell/>
          <table:table-cell office:value-type="float" office:value="1810893">
            <text:p>1810893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894">
            <text:p>1810894</text:p>
          </table:table-cell>
          <table:table-cell table:number-columns-repeated="4"/>
        </table:table-row>
        <table:table-row table:style-name="ro1">
          <table:table-cell office:value-type="float" office:value="1790360">
            <text:p>1790360</text:p>
          </table:table-cell>
          <table:table-cell office:value-type="string">
            <text:p>[unk]</text:p>
          </table:table-cell>
          <table:table-cell/>
          <table:table-cell office:value-type="float" office:value="1810895">
            <text:p>1810895</text:p>
          </table:table-cell>
          <table:table-cell table:number-columns-repeated="4"/>
        </table:table-row>
        <table:table-row table:style-name="ro2">
          <table:table-cell table:number-columns-repeated="2" office:value-type="string">
            <text:p>...</text:p>
          </table:table-cell>
          <table:table-cell/>
          <table:table-cell office:value-type="float" office:value="1810896">
            <text:p>1810896</text:p>
          </table:table-cell>
          <table:table-cell office:value-type="string">
            <text:p>1<text:span text:style-name="T1">st</text:span> Laser fire ratio</text:p>
          </table:table-cell>
          <table:table-cell table:number-columns-repeated="3"/>
        </table:table-row>
        <table:table-row table:style-name="ro1">
          <table:table-cell office:value-type="float" office:value="1790416">
            <text:p>1790416</text:p>
          </table:table-cell>
          <table:table-cell office:value-type="string">
            <text:p>HRL – Type</text:p>
          </table:table-cell>
          <table:table-cell/>
          <table:table-cell office:value-type="float" office:value="1810897">
            <text:p>1810897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2">
          <table:table-cell office:value-type="float" office:value="1790417">
            <text:p>1790417</text:p>
          </table:table-cell>
          <table:table-cell office:value-type="string">
            <text:p>###</text:p>
          </table:table-cell>
          <table:table-cell/>
          <table:table-cell office:value-type="float" office:value="1810898">
            <text:p>1810898</text:p>
          </table:table-cell>
          <table:table-cell office:value-type="string">
            <text:p>2<text:span text:style-name="T1">nd</text:span> Laser fire ratio</text:p>
          </table:table-cell>
          <table:table-cell table:number-columns-repeated="3"/>
        </table:table-row>
        <table:table-row table:style-name="ro1">
          <table:table-cell office:value-type="float" office:value="1790418">
            <text:p>1790418</text:p>
          </table:table-cell>
          <table:table-cell office:value-type="string">
            <text:p>FRL – Type</text:p>
          </table:table-cell>
          <table:table-cell/>
          <table:table-cell office:value-type="float" office:value="1810899">
            <text:p>1810899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...</text:p>
          </table:table-cell>
          <table:table-cell/>
          <table:table-cell office:value-type="float" office:value="1810900">
            <text:p>1810900</text:p>
          </table:table-cell>
          <table:table-cell office:value-type="string">
            <text:p>3<text:span text:style-name="T1">rd</text:span> Laser fire ratio</text:p>
          </table:table-cell>
          <table:table-cell table:number-columns-repeated="3"/>
        </table:table-row>
        <table:table-row table:style-name="ro1">
          <table:table-cell office:value-type="float" office:value="1790472">
            <text:p>1790472</text:p>
          </table:table-cell>
          <table:table-cell office:value-type="string">
            <text:p>HRL – Behaviour</text:p>
          </table:table-cell>
          <table:table-cell/>
          <table:table-cell office:value-type="float" office:value="1810901">
            <text:p>1810901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office:value-type="float" office:value="1790473">
            <text:p>1790473</text:p>
          </table:table-cell>
          <table:table-cell office:value-type="string">
            <text:p>###</text:p>
          </table:table-cell>
          <table:table-cell/>
          <table:table-cell office:value-type="float" office:value="1810902">
            <text:p>1810902</text:p>
          </table:table-cell>
          <table:table-cell office:value-type="string">
            <text:p>Missile 1 type</text:p>
          </table:table-cell>
          <table:table-cell table:number-columns-repeated="3"/>
        </table:table-row>
        <table:table-row table:style-name="ro1">
          <table:table-cell office:value-type="float" office:value="1790474">
            <text:p>1790474</text:p>
          </table:table-cell>
          <table:table-cell office:value-type="string">
            <text:p>FRL – Behaviour</text:p>
          </table:table-cell>
          <table:table-cell/>
          <table:table-cell office:value-type="float" office:value="1810903">
            <text:p>1810903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904">
            <text:p>1810904</text:p>
          </table:table-cell>
          <table:table-cell office:value-type="string">
            <text:p>M2 type</text:p>
          </table:table-cell>
          <table:table-cell table:number-columns-repeated="3"/>
        </table:table-row>
        <table:table-row table:style-name="ro1">
          <table:table-cell office:value-type="float" office:value="1790504">
            <text:p>1790504</text:p>
          </table:table-cell>
          <table:table-cell office:value-type="string">
            <text:p>HRL – Score</text:p>
          </table:table-cell>
          <table:table-cell/>
          <table:table-cell office:value-type="float" office:value="1810905">
            <text:p>1810905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office:value-type="float" office:value="1790505">
            <text:p>1790505</text:p>
          </table:table-cell>
          <table:table-cell table:number-columns-repeated="2"/>
          <table:table-cell office:value-type="float" office:value="1810906">
            <text:p>1810906</text:p>
          </table:table-cell>
          <table:table-cell office:value-type="string">
            <text:p>M1 start rack</text:p>
          </table:table-cell>
          <table:table-cell table:number-columns-repeated="3"/>
        </table:table-row>
        <table:table-row table:style-name="ro1">
          <table:table-cell office:value-type="float" office:value="1790506">
            <text:p>1790506</text:p>
          </table:table-cell>
          <table:table-cell office:value-type="string">
            <text:p>FRL – Score</text:p>
          </table:table-cell>
          <table:table-cell/>
          <table:table-cell office:value-type="float" office:value="1810907">
            <text:p>1810907</text:p>
          </table:table-cell>
          <table:table-cell office:value-type="string">
            <text:p>M2 start rack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...</text:p>
          </table:table-cell>
          <table:table-cell/>
          <table:table-cell office:value-type="float" office:value="1810908">
            <text:p>1810908</text:p>
          </table:table-cell>
          <table:table-cell office:value-type="string">
            <text:p>M1 end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09">
            <text:p>1810909</text:p>
          </table:table-cell>
          <table:table-cell office:value-type="string">
            <text:p>M2 end r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0">
            <text:p>1810910</text:p>
          </table:table-cell>
          <table:table-cell office:value-type="string">
            <text:p>M1 link c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1">
            <text:p>1810911</text:p>
          </table:table-cell>
          <table:table-cell office:value-type="string">
            <text:p>M2 link c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2">
            <text:p>1810912</text:p>
          </table:table-cell>
          <table:table-cell office:value-type="string">
            <text:p>M1 capac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3">
            <text:p>1810913</text:p>
          </table:table-cell>
          <table:table-cell office:value-type="string">
            <text:p>M2 capac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4">
            <text:p>1810914</text:p>
          </table:table-cell>
          <table:table-cell office:value-type="string">
            <text:p>Rack 0 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5">
            <text:p>1810915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6">
            <text:p>1810916</text:p>
          </table:table-cell>
          <table:table-cell office:value-type="string">
            <text:p>Rack 0 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7">
            <text:p>1810917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8">
            <text:p>1810918</text:p>
          </table:table-cell>
          <table:table-cell office:value-type="string">
            <text:p>Rack 0 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19">
            <text:p>1810919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20">
            <text:p>1810920</text:p>
          </table:table-cell>
          <table:table-cell office:value-type="string">
            <text:p>Rack 0 capac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21">
            <text:p>18109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10922">
            <text:p>1810922</text:p>
          </table:table-cell>
          <table:table-cell office:value-type="string">
            <text:p>Rack 1 X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>
            <text:p>.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92">
            <text:p>1810992</text:p>
          </table:table-cell>
          <table:table-cell office:value-type="string">
            <text:p>Rack 9 capac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993">
            <text:p>18109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10994">
            <text:p>1810994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>
            <text:p>.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23">
            <text:p>1811123</text:p>
          </table:table-cell>
          <table:table-cell office:value-type="string">
            <text:p>Countermeasur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24">
            <text:p>18111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11125">
            <text:p>1811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11126">
            <text:p>18111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11127">
            <text:p>18111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11128">
            <text:p>1811128</text:p>
          </table:table-cell>
          <table:table-cell office:value-type="string">
            <text:p>Cockpit Y PO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29">
            <text:p>1811129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0">
            <text:p>1811130</text:p>
          </table:table-cell>
          <table:table-cell office:value-type="string">
            <text:p>Cockpit Z PO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1">
            <text:p>1811131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2">
            <text:p>1811132</text:p>
          </table:table-cell>
          <table:table-cell office:value-type="string">
            <text:p>Cockpit X PO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3">
            <text:p>1811133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4">
            <text:p>1811134</text:p>
          </table:table-cell>
          <table:table-cell office:value-type="string">
            <text:p>Turret 1 X PO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5">
            <text:p>1811135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6">
            <text:p>1811136</text:p>
          </table:table-cell>
          <table:table-cell office:value-type="string">
            <text:p>Turret 2 X PO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7">
            <text:p>1811137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8">
            <text:p>1811138</text:p>
          </table:table-cell>
          <table:table-cell office:value-type="string">
            <text:p>Turret 1 Y PO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39">
            <text:p>1811139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0">
            <text:p>1811140</text:p>
          </table:table-cell>
          <table:table-cell office:value-type="string">
            <text:p>Turret 2 Y PO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1">
            <text:p>1811141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2">
            <text:p>1811142</text:p>
          </table:table-cell>
          <table:table-cell office:value-type="string">
            <text:p>Turret 1 Z PO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3">
            <text:p>1811143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4">
            <text:p>1811144</text:p>
          </table:table-cell>
          <table:table-cell office:value-type="string">
            <text:p>Turret 2 Z PO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5">
            <text:p>1811145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6">
            <text:p>1811146</text:p>
          </table:table-cell>
          <table:table-cell office:value-type="string">
            <text:p>Tur 1 Ori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7">
            <text:p>1811147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8">
            <text:p>1811148</text:p>
          </table:table-cell>
          <table:table-cell office:value-type="string">
            <text:p>Tur 2 Ori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49">
            <text:p>1811149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0">
            <text:p>1811150</text:p>
          </table:table-cell>
          <table:table-cell office:value-type="string">
            <text:p>Tur 1 Orient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1">
            <text:p>1811151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2">
            <text:p>1811152</text:p>
          </table:table-cell>
          <table:table-cell office:value-type="string">
            <text:p>Tur 2 Orient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3">
            <text:p>1811153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4">
            <text:p>1811154</text:p>
          </table:table-cell>
          <table:table-cell office:value-type="string">
            <text:p>Tur 1 En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5">
            <text:p>1811155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6">
            <text:p>1811156</text:p>
          </table:table-cell>
          <table:table-cell office:value-type="string">
            <text:p>Tur 2 En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7">
            <text:p>1811157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8">
            <text:p>1811158</text:p>
          </table:table-cell>
          <table:table-cell office:value-type="string">
            <text:p>Tur 1 Ar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59">
            <text:p>1811159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60">
            <text:p>1811160</text:p>
          </table:table-cell>
          <table:table-cell office:value-type="string">
            <text:p>Tur 2 Ar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61">
            <text:p>1811161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62">
            <text:p>1811162</text:p>
          </table:table-cell>
          <table:table-cell office:value-type="string">
            <text:p>Tur 1 Arc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63">
            <text:p>1811163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64">
            <text:p>1811164</text:p>
          </table:table-cell>
          <table:table-cell office:value-type="string">
            <text:p>Tur 2 Arc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65">
            <text:p>1811165</text:p>
          </table:table-cell>
          <table:table-cell office:value-type="string">
            <text:p>##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166">
            <text:p>1811166</text:p>
          </table:table-cell>
          <table:table-cell office:value-type="string">
            <text:p>[unk]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>
            <text:p>.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555">
            <text:p>1811555</text:p>
          </table:table-cell>
          <table:table-cell office:value-type="string">
            <text:p>Y-wing Shield recharge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>
            <text:p>..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08">07/08/2006</text:date>, <text:time>18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agged Fel</meta:initial-creator>
    <meta:creation-date>2006-04-19T00:09:56</meta:creation-date>
    <dc:creator>Jagged Fel</dc:creator>
    <dc:date>2006-07-08T18:52:04</dc:date>
    <dc:language>en-US</dc:language>
    <meta:editing-cycles>12</meta:editing-cycles>
    <meta:editing-duration>PT5H45M55S</meta:editing-duration>
    <meta:user-defined meta:name="Info 1"/>
    <meta:user-defined meta:name="Info 2"/>
    <meta:user-defined meta:name="Info 3"/>
    <meta:user-defined meta:name="Info 4"/>
    <meta:document-statistic meta:table-count="4" meta:cell-count="1603"/>
  </office:meta>
</office:document-meta>
</file>